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to" svg:font-family="Lato" style:font-pitch="variable"/>
    <style:font-face style:name="Lato Light" svg:font-family="'Lato Light'" style:font-pitch="variable"/>
    <style:font-face style:name="Lato Light1" svg:font-family="'Lato Light'" style:font-adornments="Light" style:font-pitch="variable"/>
    <style:font-face style:name="Lato Medium" svg:font-family="'Lato Medium'"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ato Light"/>
    </style:style>
    <style:style style:name="P2" style:family="paragraph" style:parent-style-name="Standard">
      <style:text-properties style:font-name="Lato Light" fo:font-weight="bold" style:font-weight-asian="bold" style:font-weight-complex="bold"/>
    </style:style>
    <style:style style:name="P3" style:family="paragraph" style:parent-style-name="Standard">
      <style:text-properties style:font-name="Lato Light" officeooo:paragraph-rsid="0007ba77"/>
    </style:style>
    <style:style style:name="P4" style:family="paragraph" style:parent-style-name="Standard">
      <style:text-properties style:font-name="Lato Light" officeooo:rsid="0007ba77" officeooo:paragraph-rsid="0007ba77"/>
    </style:style>
    <style:style style:name="P5" style:family="paragraph" style:parent-style-name="Standard">
      <style:text-properties style:font-name="Lato Light" officeooo:paragraph-rsid="000a26f6"/>
    </style:style>
    <style:style style:name="P6" style:family="paragraph" style:parent-style-name="Contents_20_2">
      <style:paragraph-properties>
        <style:tab-stops>
          <style:tab-stop style:position="17.101cm" style:type="right" style:leader-style="dotted" style:leader-text="."/>
        </style:tab-stops>
      </style:paragraph-properties>
    </style:style>
    <style:style style:name="P7" style:family="paragraph" style:parent-style-name="Contents_20_3">
      <style:paragraph-properties>
        <style:tab-stops>
          <style:tab-stop style:position="16.602cm" style:type="right" style:leader-style="dotted" style:leader-text="."/>
        </style:tab-stops>
      </style:paragraph-properties>
    </style:style>
    <style:style style:name="P8" style:family="paragraph" style:parent-style-name="Heading_20_2">
      <style:text-properties officeooo:paragraph-rsid="0002c6f9"/>
    </style:style>
    <style:style style:name="P9" style:family="paragraph" style:parent-style-name="Heading_20_2" style:list-style-name="">
      <style:paragraph-properties fo:text-align="center" style:justify-single-word="false"/>
      <style:text-properties style:font-name="Lato Light"/>
    </style:style>
    <style:style style:name="P10" style:family="paragraph" style:parent-style-name="Heading_20_2">
      <style:paragraph-properties fo:text-align="center" style:justify-single-word="false" fo:break-before="page"/>
      <style:text-properties style:font-name="Lato Light"/>
    </style:style>
    <style:style style:name="P11" style:family="paragraph" style:parent-style-name="Heading_20_2">
      <style:paragraph-properties fo:text-align="center" style:justify-single-word="false" fo:break-before="page"/>
      <style:text-properties style:font-name="Lato Light" officeooo:paragraph-rsid="0002c6f9"/>
    </style:style>
    <style:style style:name="P12" style:family="paragraph" style:parent-style-name="Heading_20_3">
      <style:text-properties style:font-name="Lato Light"/>
    </style:style>
    <style:style style:name="P13" style:family="paragraph" style:parent-style-name="Heading_20_3" style:list-style-name="">
      <style:text-properties style:font-name="Lato Light"/>
    </style:style>
    <style:style style:name="P14" style:family="paragraph" style:parent-style-name="Heading_20_3" style:list-style-name="">
      <style:text-properties style:font-name="Lato Light"/>
    </style:style>
    <style:style style:name="P15" style:family="paragraph" style:parent-style-name="Heading_20_3" style:list-style-name=""/>
    <style:style style:name="P16" style:family="paragraph" style:parent-style-name="Heading_20_3">
      <style:paragraph-properties fo:break-before="page"/>
      <style:text-properties style:font-name="Lato Light"/>
    </style:style>
    <style:style style:name="P17" style:family="paragraph" style:parent-style-name="Heading_20_3">
      <style:paragraph-properties fo:break-before="page"/>
      <style:text-properties officeooo:paragraph-rsid="000e0030"/>
    </style:style>
    <style:style style:name="P18" style:family="paragraph" style:parent-style-name="Standard">
      <style:text-properties style:font-name="Lato Light"/>
    </style:style>
    <style:style style:name="P19" style:family="paragraph" style:parent-style-name="Standard" style:list-style-name="L1">
      <style:text-properties style:font-name="Lato Light"/>
    </style:style>
    <style:style style:name="P20" style:family="paragraph" style:parent-style-name="Standard" style:list-style-name="L1">
      <style:text-properties style:font-name="Lato Light" officeooo:paragraph-rsid="00059986"/>
    </style:style>
    <style:style style:name="P21" style:family="paragraph" style:parent-style-name="Standard" style:list-style-name="L2">
      <style:text-properties style:font-name="Lato Light"/>
    </style:style>
    <style:style style:name="P22" style:family="paragraph" style:parent-style-name="Standard" style:list-style-name="L3">
      <style:text-properties style:font-name="Lato Light"/>
    </style:style>
    <style:style style:name="P23" style:family="paragraph" style:parent-style-name="Standard" style:list-style-name="L4">
      <style:text-properties style:font-name="Lato Light"/>
    </style:style>
    <style:style style:name="P24" style:family="paragraph" style:parent-style-name="Standard" style:list-style-name="L5">
      <style:text-properties style:font-name="Lato Light"/>
    </style:style>
    <style:style style:name="P25" style:family="paragraph" style:parent-style-name="Standard" style:list-style-name="L6">
      <style:text-properties style:font-name="Lato Light"/>
    </style:style>
    <style:style style:name="P26" style:family="paragraph" style:parent-style-name="Standard" style:list-style-name="L7">
      <style:text-properties style:font-name="Lato Light"/>
    </style:style>
    <style:style style:name="P27" style:family="paragraph" style:parent-style-name="Standard" style:list-style-name="L8">
      <style:text-properties style:font-name="Lato Light" fo:language="zxx" fo:country="none" style:language-asian="zxx" style:country-asian="none" style:language-complex="zxx" style:country-complex="none"/>
    </style:style>
    <style:style style:name="P28" style:family="paragraph" style:parent-style-name="Standard" style:list-style-name="L8">
      <style:text-properties style:font-name="Lato Light"/>
    </style:style>
    <style:style style:name="P29" style:family="paragraph" style:parent-style-name="Standard" style:list-style-name="L8">
      <style:text-properties style:font-name="Lato Light" officeooo:paragraph-rsid="000a26f6"/>
    </style:style>
    <style:style style:name="P30" style:family="paragraph" style:parent-style-name="Standard" style:list-style-name="L9">
      <style:text-properties style:font-name="Lato Light"/>
    </style:style>
    <style:style style:name="P31" style:family="paragraph" style:parent-style-name="Standard">
      <style:text-properties style:font-name="Lato Light" fo:font-weight="bold" style:font-weight-asian="bold" style:font-weight-complex="bold"/>
    </style:style>
    <style:style style:name="P32" style:family="paragraph" style:parent-style-name="Standard">
      <style:text-properties style:font-name="Lato Light" fo:font-weight="bold" officeooo:rsid="000dfbaf" officeooo:paragraph-rsid="000dfbaf" style:font-weight-asian="bold" style:font-weight-complex="bold"/>
    </style:style>
    <style:style style:name="P33" style:family="paragraph" style:parent-style-name="Standard">
      <style:text-properties style:font-name="Lato Light" fo:font-weight="bold" officeooo:paragraph-rsid="000f7c35" style:font-weight-asian="bold" style:font-weight-complex="bold"/>
    </style:style>
    <style:style style:name="P34" style:family="paragraph" style:parent-style-name="Standard">
      <style:text-properties style:font-name="Lato Light" fo:font-weight="bold" officeooo:rsid="001f86d8" officeooo:paragraph-rsid="001f86d8" style:font-weight-asian="bold" style:font-weight-complex="bold"/>
    </style:style>
    <style:style style:name="P35" style:family="paragraph" style:parent-style-name="Standard">
      <style:text-properties style:font-name="Lato Light" fo:font-weight="bold" officeooo:rsid="001dc7f4" officeooo:paragraph-rsid="001dc7f4" style:font-weight-asian="bold" style:font-weight-complex="bold"/>
    </style:style>
    <style:style style:name="P36" style:family="paragraph" style:parent-style-name="Standard">
      <style:text-properties style:font-name="Lato Light" officeooo:paragraph-rsid="000c57ca"/>
    </style:style>
    <style:style style:name="P37" style:family="paragraph" style:parent-style-name="Standard" style:list-style-name="L10">
      <style:text-properties style:font-name="Lato Light"/>
    </style:style>
    <style:style style:name="P38" style:family="paragraph" style:parent-style-name="Standard">
      <style:text-properties style:font-name="Lato Light" officeooo:rsid="000dd123" officeooo:paragraph-rsid="000dd123"/>
    </style:style>
    <style:style style:name="P39" style:family="paragraph" style:parent-style-name="Standard">
      <style:text-properties style:font-name="Lato Light" officeooo:rsid="000dfbaf" officeooo:paragraph-rsid="000dfbaf"/>
    </style:style>
    <style:style style:name="P40" style:family="paragraph" style:parent-style-name="Standard">
      <style:text-properties style:font-name="Lato Light" officeooo:paragraph-rsid="000dfbaf"/>
    </style:style>
    <style:style style:name="P41" style:family="paragraph" style:parent-style-name="Standard">
      <style:text-properties style:font-name="Lato Light" officeooo:paragraph-rsid="000f7c35"/>
    </style:style>
    <style:style style:name="P42" style:family="paragraph" style:parent-style-name="Standard" style:list-style-name="L13">
      <style:text-properties style:font-name="Lato Light" officeooo:paragraph-rsid="000f7c35"/>
    </style:style>
    <style:style style:name="P43" style:family="paragraph" style:parent-style-name="Standard">
      <style:text-properties style:font-name="Lato Light" officeooo:rsid="00112f9c" officeooo:paragraph-rsid="00112f9c"/>
    </style:style>
    <style:style style:name="P44" style:family="paragraph" style:parent-style-name="Standard">
      <style:text-properties style:font-name="Lato Light" fo:font-style="italic" fo:font-weight="bold" officeooo:rsid="00112f9c" officeooo:paragraph-rsid="00112f9c" style:font-style-asian="italic" style:font-weight-asian="bold" style:font-style-complex="italic" style:font-weight-complex="bold"/>
    </style:style>
    <style:style style:name="P45" style:family="paragraph" style:parent-style-name="Standard" style:list-style-name="L14">
      <style:text-properties style:font-name="Lato Light" officeooo:paragraph-rsid="000f7c35"/>
    </style:style>
    <style:style style:name="P46" style:family="paragraph" style:parent-style-name="Standard" style:list-style-name="L15">
      <style:text-properties style:font-name="Lato Light"/>
    </style:style>
    <style:style style:name="P47" style:family="paragraph" style:parent-style-name="Standard" style:list-style-name="L15">
      <style:text-properties style:font-name="Lato Light" officeooo:paragraph-rsid="001746b6"/>
    </style:style>
    <style:style style:name="P48" style:family="paragraph" style:parent-style-name="Standard" style:list-style-name="L15">
      <style:text-properties style:font-name="Lato Light" officeooo:rsid="001746b6" officeooo:paragraph-rsid="001746b6"/>
    </style:style>
    <style:style style:name="P49" style:family="paragraph" style:parent-style-name="Standard" style:list-style-name="L15">
      <style:text-properties style:font-name="Lato Light" fo:font-weight="normal" officeooo:rsid="001746b6" officeooo:paragraph-rsid="001746b6" style:font-weight-asian="normal" style:font-weight-complex="normal"/>
    </style:style>
    <style:style style:name="P50" style:family="paragraph" style:parent-style-name="Standard" style:list-style-name="L15">
      <style:text-properties style:font-name="Lato Light" fo:font-weight="normal" officeooo:rsid="001746b6" officeooo:paragraph-rsid="00176a74" style:font-weight-asian="normal" style:font-weight-complex="normal"/>
    </style:style>
    <style:style style:name="P51" style:family="paragraph" style:parent-style-name="Standard">
      <style:text-properties style:font-name="Lato Light" fo:font-weight="normal" officeooo:rsid="001f86d8" officeooo:paragraph-rsid="001f86d8" style:font-weight-asian="normal" style:font-weight-complex="normal"/>
    </style:style>
    <style:style style:name="P52" style:family="paragraph" style:parent-style-name="Standard" style:list-style-name="L15">
      <style:text-properties style:font-name="Lato Light" officeooo:rsid="00189e0e" officeooo:paragraph-rsid="00189e0e"/>
    </style:style>
    <style:style style:name="P53" style:family="paragraph" style:parent-style-name="Standard">
      <style:text-properties style:font-name="Lato Light" officeooo:rsid="001dc7f4" officeooo:paragraph-rsid="001dc7f4"/>
    </style:style>
    <style:style style:name="P54" style:family="paragraph" style:parent-style-name="Standard" style:list-style-name="L20">
      <style:text-properties style:font-name="Lato Light" officeooo:rsid="001dc7f4" officeooo:paragraph-rsid="001dc7f4"/>
    </style:style>
    <style:style style:name="P55" style:family="paragraph" style:parent-style-name="Standard" style:list-style-name="L21">
      <style:text-properties style:font-name="Lato Light" officeooo:rsid="001dc7f4" officeooo:paragraph-rsid="001dc7f4"/>
    </style:style>
    <style:style style:name="P56" style:family="paragraph" style:parent-style-name="Standard">
      <style:text-properties style:font-name="Ubuntu Mono" fo:font-size="10pt" style:font-size-asian="10pt" style:font-size-complex="10pt"/>
    </style:style>
    <style:style style:name="P57" style:family="paragraph" style:parent-style-name="Standard">
      <style:text-properties style:font-name="Ubuntu Mono" fo:font-size="10pt" officeooo:paragraph-rsid="000e0030" style:font-size-asian="10pt" style:font-size-complex="10pt"/>
    </style:style>
    <style:style style:name="P58" style:family="paragraph" style:parent-style-name="Standard">
      <style:text-properties style:font-name="Ubuntu Mono" fo:font-size="10pt" officeooo:paragraph-rsid="000f7c35" style:font-size-asian="10pt" style:font-size-complex="10pt"/>
    </style:style>
    <style:style style:name="P59" style:family="paragraph" style:parent-style-name="Standard">
      <style:text-properties style:font-name="Ubuntu Mono" fo:font-size="10pt" fo:font-weight="bold" officeooo:rsid="001a0974" officeooo:paragraph-rsid="001a0974" style:font-size-asian="10pt" style:font-weight-asian="bold" style:font-size-complex="10pt" style:font-weight-complex="bold"/>
    </style:style>
    <style:style style:name="P60" style:family="paragraph" style:parent-style-name="Standard">
      <style:text-properties style:font-name="Ubuntu Mono" fo:font-size="10pt" fo:font-style="normal" fo:font-weight="normal" officeooo:rsid="001a0974" officeooo:paragraph-rsid="001a0974" style:font-size-asian="10pt" style:font-style-asian="normal" style:font-weight-asian="normal" style:font-size-complex="10pt" style:font-style-complex="normal" style:font-weight-complex="normal"/>
    </style:style>
    <style:style style:name="P61" style:family="paragraph" style:parent-style-name="Standard">
      <style:text-properties style:font-name="Ubuntu Mono" fo:font-size="10pt" fo:font-style="normal" fo:font-weight="normal" officeooo:rsid="001a0974" officeooo:paragraph-rsid="001f86d8" style:font-size-asian="10pt" style:font-style-asian="normal" style:font-weight-asian="normal" style:font-size-complex="10pt" style:font-style-complex="normal" style:font-weight-complex="normal"/>
    </style:style>
    <style:style style:name="P62" style:family="paragraph" style:parent-style-name="Standard" style:list-style-name="L15"/>
    <style:style style:name="P63" style:family="paragraph" style:parent-style-name="Standard" style:list-style-name="L15">
      <style:text-properties officeooo:paragraph-rsid="001746b6"/>
    </style:style>
    <style:style style:name="P64" style:family="paragraph" style:parent-style-name="Standard">
      <style:text-properties officeooo:paragraph-rsid="001746b6"/>
    </style:style>
    <style:style style:name="P65" style:family="paragraph" style:parent-style-name="Standard" style:list-style-name="L15">
      <style:text-properties officeooo:rsid="001746b6" officeooo:paragraph-rsid="001746b6"/>
    </style:style>
    <style:style style:name="P66" style:family="paragraph" style:parent-style-name="Standard">
      <style:text-properties style:font-name="Lato Light1"/>
    </style:style>
    <style:style style:name="P67" style:family="paragraph" style:parent-style-name="Standard">
      <style:text-properties style:font-name="Lato Light1" fo:font-weight="bold" officeooo:rsid="001a0974" officeooo:paragraph-rsid="001a0974" style:font-weight-asian="bold" style:font-weight-complex="bold"/>
    </style:style>
    <style:style style:name="P68" style:family="paragraph" style:parent-style-name="Standard" style:list-style-name="L18">
      <style:text-properties style:font-name="Lato Light1" fo:font-weight="bold" officeooo:rsid="001a0974" officeooo:paragraph-rsid="001a0974" style:font-weight-asian="bold" style:font-weight-complex="bold"/>
    </style:style>
    <style:style style:name="P69" style:family="paragraph" style:parent-style-name="Standard" style:list-style-name="L19">
      <style:text-properties style:font-name="Lato Light1" fo:font-weight="bold" officeooo:rsid="001a0974" officeooo:paragraph-rsid="001a0974" style:font-weight-asian="bold" style:font-weight-complex="bold"/>
    </style:style>
    <style:style style:name="P70" style:family="paragraph" style:parent-style-name="Standard" style:list-style-name="L17">
      <style:text-properties officeooo:paragraph-rsid="001a0974"/>
    </style:style>
    <style:style style:name="P71" style:family="paragraph" style:parent-style-name="Standard" style:list-style-name="L21">
      <style:text-properties officeooo:paragraph-rsid="001dc7f4"/>
    </style:style>
    <style:style style:name="P72" style:family="paragraph" style:parent-style-name="Text_20_body">
      <style:text-properties style:font-name="Lato Light"/>
    </style:style>
    <style:style style:name="P73" style:family="paragraph" style:parent-style-name="Text_20_body">
      <style:text-properties officeooo:paragraph-rsid="000e0030"/>
    </style:style>
    <style:style style:name="T1" style:family="text">
      <style:text-properties fo:font-weight="bold" style:font-weight-asian="bold" style:font-weight-complex="bold"/>
    </style:style>
    <style:style style:name="T2" style:family="text">
      <style:text-properties fo:font-weight="bold" officeooo:rsid="0007ba77" style:font-weight-asian="bold" style:font-weight-complex="bold"/>
    </style:style>
    <style:style style:name="T3" style:family="text">
      <style:text-properties fo:font-weight="bold" officeooo:rsid="000c57ca" style:font-weight-asian="bold" style:font-weight-complex="bold"/>
    </style:style>
    <style:style style:name="T4" style:family="text">
      <style:text-properties officeooo:rsid="0007ba77"/>
    </style:style>
    <style:style style:name="T5" style:family="text">
      <style:text-properties officeooo:rsid="0007c049"/>
    </style:style>
    <style:style style:name="T6" style:family="text">
      <style:text-properties style:font-name="Lato Light"/>
    </style:style>
    <style:style style:name="T7" style:family="text">
      <style:text-properties style:font-name="Lato Light" fo:font-weight="bold" style:font-weight-asian="bold" style:font-weight-complex="bold"/>
    </style:style>
    <style:style style:name="T8" style:family="text">
      <style:text-properties style:font-name="Lato Light" fo:font-weight="bold" officeooo:rsid="0007ba77" style:font-weight-asian="bold" style:font-weight-complex="bold"/>
    </style:style>
    <style:style style:name="T9" style:family="text">
      <style:text-properties style:font-name="Lato Light" fo:font-weight="bold" officeooo:rsid="001dc7f4" style:font-weight-asian="bold" style:font-weight-complex="bold"/>
    </style:style>
    <style:style style:name="T10" style:family="text">
      <style:text-properties style:font-name="Lato Light" officeooo:rsid="000e0030"/>
    </style:style>
    <style:style style:name="T11" style:family="text">
      <style:text-properties style:font-name="Lato Light" officeooo:rsid="001746b6"/>
    </style:style>
    <style:style style:name="T12" style:family="text">
      <style:text-properties style:font-name="Lato Light" officeooo:rsid="00189e0e"/>
    </style:style>
    <style:style style:name="T13" style:family="text">
      <style:text-properties style:font-name="Lato Light" officeooo:rsid="001dc7f4"/>
    </style:style>
    <style:style style:name="T14" style:family="text">
      <style:text-properties style:font-name="Lato Light" officeooo:rsid="001f86d8"/>
    </style:style>
    <style:style style:name="T15" style:family="text">
      <style:text-properties fo:font-style="italic" style:font-style-asian="italic" style:font-style-complex="italic"/>
    </style:style>
    <style:style style:name="T16" style:family="text">
      <style:text-properties fo:font-style="italic" fo:font-weight="bold" officeooo:rsid="00112f9c"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officeooo:rsid="000c57ca"/>
    </style:style>
    <style:style style:name="T19" style:family="text">
      <style:text-properties officeooo:rsid="000dfbaf"/>
    </style:style>
    <style:style style:name="T20" style:family="text">
      <style:text-properties fo:font-variant="normal" fo:text-transform="none" fo:color="#374151" style:font-name="S hne" fo:font-size="12pt" fo:letter-spacing="normal" fo:font-style="normal" fo:font-weight="normal"/>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weight="normal" style:font-weight-asian="normal" style:font-weight-complex="normal"/>
    </style:style>
    <style:style style:name="T24" style:family="text">
      <style:text-properties officeooo:rsid="001746b6"/>
    </style:style>
    <style:style style:name="T25" style:family="text">
      <style:text-properties style:font-name="Lato Light1" fo:font-style="normal" fo:font-weight="bold" officeooo:rsid="001a0974" style:font-style-asian="normal" style:font-weight-asian="bold" style:font-style-complex="normal" style:font-weight-complex="bold"/>
    </style:style>
    <style:style style:name="T26" style:family="text">
      <style:text-properties officeooo:rsid="001f86d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text:span text:style-name="T6">Curso sobre Arquitectura de Microservicios y Spring Boot</text:span></text:p>
      <text:p text:style-name="P72"/>
      <text:p text:style-name="P72"/>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6"><text:a xlink:type="simple" xlink:href="#__RefHeading___Toc105_3128843355" text:style-name="Index_20_Link" text:visited-style-name="Index_20_Link"><text:tab/>1</text:a></text:p>
          <text:p text:style-name="P6"><text:a xlink:type="simple" xlink:href="#__RefHeading___Toc107_3128843355" text:style-name="Index_20_Link" text:visited-style-name="Index_20_Link">Módulo 1: Introducción a la Arquitectura de Microservicios<text:tab/>2</text:a></text:p>
          <text:p text:style-name="P7"><text:a xlink:type="simple" xlink:href="#__RefHeading___Toc109_3128843355" text:style-name="Index_20_Link" text:visited-style-name="Index_20_Link">1.1: Qué son los Microservicios<text:tab/>2</text:a></text:p>
          <text:p text:style-name="P7"><text:a xlink:type="simple" xlink:href="#__RefHeading___Toc111_3128843355" text:style-name="Index_20_Link" text:visited-style-name="Index_20_Link">1.2: Principios y Características de los Microservicios<text:tab/>3</text:a></text:p>
          <text:p text:style-name="P7"><text:a xlink:type="simple" xlink:href="#__RefHeading___Toc113_3128843355" text:style-name="Index_20_Link" text:visited-style-name="Index_20_Link">1.3: Comparación con la Arquitectura Monolítica<text:tab/>4</text:a></text:p>
          <text:p text:style-name="P6"><text:a xlink:type="simple" xlink:href="#__RefHeading___Toc115_3128843355" text:style-name="Index_20_Link" text:visited-style-name="Index_20_Link"><text:s/>Módulo 2: Fundamentos de Spring Boot<text:tab/>5</text:a></text:p>
          <text:p text:style-name="P7"><text:a xlink:type="simple" xlink:href="#__RefHeading___Toc117_3128843355" text:style-name="Index_20_Link" text:visited-style-name="Index_20_Link">2.1: Introducción a Spring Boot<text:tab/>5</text:a></text:p>
          <text:p text:style-name="P7"><text:a xlink:type="simple" xlink:href="#__RefHeading___Toc119_3128843355" text:style-name="Index_20_Link" text:visited-style-name="Index_20_Link">2.2: Configuración y Convenciones en Spring Boot<text:tab/>6</text:a></text:p>
          <text:p text:style-name="P6"><text:a xlink:type="simple" xlink:href="#__RefHeading___Toc123_3128843355" text:style-name="Index_20_Link" text:visited-style-name="Index_20_Link"><text:s/>Módulo 3: Desarrollo de Microservicios con Spring Boot<text:tab/>7</text:a></text:p>
          <text:p text:style-name="P7"><text:a xlink:type="simple" xlink:href="#__RefHeading___Toc125_3128843355" text:style-name="Index_20_Link" text:visited-style-name="Index_20_Link">3.1: Diseño de Microservicios<text:tab/>7</text:a></text:p>
          <text:p text:style-name="P7"><text:a xlink:type="simple" xlink:href="#__RefHeading___Toc127_3128843355" text:style-name="Index_20_Link" text:visited-style-name="Index_20_Link">3.2: Creación de un Microservicio con Spring Boot<text:tab/>8</text:a></text:p>
          <text:p text:style-name="P7"><text:a xlink:type="simple" xlink:href="#__RefHeading___Toc129_3128843355" text:style-name="Index_20_Link" text:visited-style-name="Index_20_Link">3.3: Comunicación entre Microservicios<text:tab/>9</text:a></text:p>
          <text:p text:style-name="P7"><text:a xlink:type="simple" xlink:href="#__RefHeading___Toc872_4170879933" text:style-name="Index_20_Link" text:visited-style-name="Index_20_Link">3.4: Gestión de Errores en Microservicios<text:tab/>10</text:a></text:p>
          <text:p text:style-name="P6"><text:a xlink:type="simple" xlink:href="#__RefHeading___Toc131_3128843355" text:style-name="Index_20_Link" text:visited-style-name="Index_20_Link"><text:s/>Módulo 4: Escalabilidad y Resiliencia<text:tab/>11</text:a></text:p>
          <text:p text:style-name="P7"><text:a xlink:type="simple" xlink:href="#__RefHeading___Toc133_3128843355" text:style-name="Index_20_Link" text:visited-style-name="Index_20_Link">4.1: Escalabilidad en Microservicios<text:tab/>11</text:a></text:p>
          <text:p text:style-name="P7"><text:a xlink:type="simple" xlink:href="#__RefHeading___Toc135_3128843355" text:style-name="Index_20_Link" text:visited-style-name="Index_20_Link">4.2: Tolerancia a Fallos y Resiliencia<text:tab/>12</text:a></text:p>
          <text:p text:style-name="P6"><text:a xlink:type="simple" xlink:href="#__RefHeading___Toc137_3128843355" text:style-name="Index_20_Link" text:visited-style-name="Index_20_Link"><text:s/>Módulo 5: Seguridad y Gestión<text:tab/>13</text:a></text:p>
          <text:p text:style-name="P7"><text:a xlink:type="simple" xlink:href="#__RefHeading___Toc139_3128843355" text:style-name="Index_20_Link" text:visited-style-name="Index_20_Link">5.1: Seguridad en Microservicios<text:tab/>13</text:a></text:p>
          <text:p text:style-name="P7"><text:a xlink:type="simple" xlink:href="#__RefHeading___Toc141_3128843355" text:style-name="Index_20_Link" text:visited-style-name="Index_20_Link">5.2: Monitorización y Gestión de Microservicios<text:tab/>14</text:a></text:p>
          <text:p text:style-name="P6"><text:a xlink:type="simple" xlink:href="#__RefHeading___Toc143_3128843355" text:style-name="Index_20_Link" text:visited-style-name="Index_20_Link"><text:s/>Módulo 6: Despliegue y Orquestación<text:tab/>15</text:a></text:p>
          <text:p text:style-name="P7"><text:a xlink:type="simple" xlink:href="#__RefHeading___Toc145_3128843355" text:style-name="Index_20_Link" text:visited-style-name="Index_20_Link">6.1: Despliegue de Microservicios<text:tab/>15</text:a></text:p>
          <text:p text:style-name="P7"><text:a xlink:type="simple" xlink:href="#__RefHeading___Toc147_3128843355" text:style-name="Index_20_Link" text:visited-style-name="Index_20_Link">6.2: Orquestación de Microservicios<text:tab/>16</text:a></text:p>
          <text:p text:style-name="P6"><text:a xlink:type="simple" xlink:href="#__RefHeading___Toc149_3128843355" text:style-name="Index_20_Link" text:visited-style-name="Index_20_Link"><text:s/>Módulo 7: Pruebas y TDD en Microservicios<text:tab/>17</text:a></text:p>
          <text:p text:style-name="P7"><text:a xlink:type="simple" xlink:href="#__RefHeading___Toc151_3128843355" text:style-name="Index_20_Link" text:visited-style-name="Index_20_Link">7.1: Estrategias de Pruebas en Microservicios<text:tab/>17</text:a></text:p>
          <text:p text:style-name="P7"><text:a xlink:type="simple" xlink:href="#__RefHeading___Toc153_3128843355" text:style-name="Index_20_Link" text:visited-style-name="Index_20_Link">7.2: Desarrollo Guiado por Pruebas (TDD)<text:tab/>18</text:a></text:p>
          <text:p text:style-name="P6"><text:a xlink:type="simple" xlink:href="#__RefHeading___Toc155_3128843355" text:style-name="Index_20_Link" text:visited-style-name="Index_20_Link"><text:s/>Módulo 8: Caso Práctico<text:tab/>19</text:a></text:p>
          <text:p text:style-name="P7"><text:a xlink:type="simple" xlink:href="#__RefHeading___Toc157_3128843355" text:style-name="Index_20_Link" text:visited-style-name="Index_20_Link">8.1: Desarrollo de una Aplicación Completa<text:tab/>19</text:a></text:p>
          <text:p text:style-name="P6"><text:a xlink:type="simple" xlink:href="#__RefHeading___Toc159_3128843355" text:style-name="Index_20_Link" text:visited-style-name="Index_20_Link"><text:s/>Módulo 9: Consideraciones Finales y Recursos Adicionales<text:tab/>20</text:a></text:p>
          <text:p text:style-name="P7"><text:a xlink:type="simple" xlink:href="#__RefHeading___Toc161_3128843355" text:style-name="Index_20_Link" text:visited-style-name="Index_20_Link">9.1: Mejores Prácticas y Recomendaciones Finales<text:tab/>20</text:a></text:p>
          <text:p text:style-name="P7"><text:a xlink:type="simple" xlink:href="#__RefHeading___Toc163_3128843355" text:style-name="Index_20_Link" text:visited-style-name="Index_20_Link">9.2: Recursos Adicionales<text:tab/>21</text:a></text:p>
        </text:index-body>
      </text:table-of-content>
      <text:p text:style-name="Standard"/>
      <text:p text:style-name="Standard"/>
      <text:p text:style-name="Standard"/>
      <text:h text:style-name="P8" text:outline-level="2"><text:bookmark-start text:name="__RefHeading___Toc105_3128843355"/><text:s text:c="2"/><text:bookmark-end text:name="__RefHeading___Toc105_3128843355"/></text:h>
      <text:h text:style-name="P11" text:outline-level="2"><text:bookmark-start text:name="__RefHeading___Toc107_3128843355"/>Módulo 1: Introducción a la Arquitectura de Microservicios<text:bookmark-end text:name="__RefHeading___Toc107_3128843355"/></text:h>
      <text:p text:style-name="P1"/>
      <text:p text:style-name="P1"/>
      <text:h text:style-name="P12" text:outline-level="3"><text:bookmark-start text:name="__RefHeading___Toc109_3128843355"/>1.1: Qué son los Microservicios<text:bookmark-end text:name="__RefHeading___Toc109_3128843355"/></text:h>
      <text:p text:style-name="P72"/>
      <text:p text:style-name="P1">Los microservicios son una arquitectura de desarrollo de software que se basa en el principio de construir aplicaciones como un conjunto de servicios pequeños e independientes, cada uno enfocado en una funcionalidad específica. Cada microservicio es una unidad autónoma que puede desarrollarse, desplegarse y escalar de forma independiente. Estos servicios se comunican entre sí a través de interfaces bien definidas, generalmente a través de APIs (Application Programming Interfaces).</text:p>
      <text:p text:style-name="P1"/>
      <text:p text:style-name="P2">Conceptos Clave:</text:p>
      <text:p text:style-name="P1"/>
      <text:p text:style-name="P1">- <text:span text:style-name="T1">Descomposición en Servicios Pequeños</text:span>: En lugar de construir una aplicación monolítica grande, los microservicios implican dividir la funcionalidad en servicios más pequeños e independientes.</text:p>
      <text:p text:style-name="P1">- <text:span text:style-name="T1">Independencia Tecnológica</text:span>: Cada microservicio puede ser desarrollado y desplegado utilizando diferentes tecnologías y frameworks, siempre que cumpla con la interfaz de comunicación definida.</text:p>
      <text:p text:style-name="P1">- <text:span text:style-name="T1">Comunicación a través de APIs</text:span>: Los microservicios se comunican entre sí a través de APIs bien definidas. Esto permite la interoperabilidad y la integración eficaz entre los servicios.</text:p>
      <text:p text:style-name="P1"/>
      <text:p text:style-name="P1"><text:span text:style-name="T1">Ventajas</text:span>:</text:p>
      <text:p text:style-name="P1"/>
      <text:p text:style-name="P1">- <text:span text:style-name="T1">Escalabilidad y Despliegue Independiente</text:span>: Los microservicios se pueden escalar y desplegar de forma independiente, lo que mejora la escalabilidad y la eficiencia operativa.</text:p>
      <text:p text:style-name="P1">- <text:span text:style-name="T1">Facilidad para Implementar Nuevas Características</text:span>: Al estar divididos en servicios pequeños, es más fácil implementar nuevas funcionalidades y realizar actualizaciones sin afectar al sistema en su totalidad.</text:p>
      <text:p text:style-name="P1">- <text:span text:style-name="T1">Resistencia a Fallos Localizada</text:span>: Si un microservicio falla, no afecta a los demás, lo que mejora la tolerancia a fallos y la resiliencia del sistema.</text:p>
      <text:p text:style-name="P1"/>
      <text:p text:style-name="P1"><text:span text:style-name="T1">Desventajas</text:span>:</text:p>
      <text:p text:style-name="P1"/>
      <text:p text:style-name="P1">- <text:span text:style-name="T1">Complejidad en la Gestión</text:span>: La gestión de múltiples microservicios puede volverse compleja en comparación con una aplicación monolítica.</text:p>
      <text:p text:style-name="P1">- <text:span text:style-name="T1">Problemas de Consistencia y Transacciones Distribuidas</text:span>: Mantener la consistencia en un entorno distribuido puede ser un desafío, especialmente en operaciones que requieren transacciones distribuidas.</text:p>
      <text:p text:style-name="P1"/>
      <text:p text:style-name="P1"/>
      <text:p text:style-name="Standard"/>
      <text:p text:style-name="Standard"/>
      <text:h text:style-name="P15" text:outline-level="3"/>
      <text:h text:style-name="P16" text:outline-level="3"><text:bookmark-start text:name="__RefHeading___Toc111_3128843355"/>1.2: Principios y Características de los Microservicios<text:bookmark-end text:name="__RefHeading___Toc111_3128843355"/></text:h>
      <text:p text:style-name="P72"/>
      <text:p text:style-name="P2">Descomposición en Servicios Pequeños y Autónomos</text:p>
      <text:p text:style-name="P1">Los microservicios están diseñados para ser pequeños y enfocados en una funcionalidad específica del sistema. Este enfoque permite la independencia y la autonomía de cada microservicio. Cada uno puede ser desarrollado, desplegado y escalado de forma independiente, sin depender de otros servicios.</text:p>
      <text:p text:style-name="P1"/>
      <text:p text:style-name="P2">Independencia Tecnológica</text:p>
      <text:p text:style-name="P1">Cada microservicio tiene su propio conjunto de tecnologías y herramientas que mejor se adaptan a su funcionalidad y requisitos. Esto significa que puedes elegir la tecnología más adecuada para cada servicio, facilitando la adopción de nuevas tecnologías y la actualización de las existentes sin afectar a otros componentes del sistema.</text:p>
      <text:p text:style-name="P1"/>
      <text:p text:style-name="P2">Comunicación a través de APIs</text:p>
      <text:p text:style-name="P1">La comunicación entre microservicios se basa en APIs bien definidas, generalmente utilizando protocolos como HTTP/REST. Estas APIs proporcionan una interfaz estandarizada para que los servicios se comuniquen entre sí. Esto facilita la interoperabilidad y la integración de nuevos servicios.</text:p>
      <text:p text:style-name="P1"/>
      <text:p text:style-name="P2">Descentralización y Autonomía</text:p>
      <text:p text:style-name="P1">Cada microservicio es autónomo y puede ser desarrollado, desplegado y gestionado por equipos diferentes. Esto promueve la descentralización y la responsabilidad específica de cada equipo sobre su propio servicio, lo que conduce a una mayor agilidad y eficiencia en el desarrollo y el despliegue.</text:p>
      <text:p text:style-name="P1"/>
      <text:p text:style-name="P2">Orientados al Dominio de Negocio</text:p>
      <text:p text:style-name="P1">Los microservicios están diseñados para reflejar la estructura de dominio del negocio. Cada servicio debe ser responsable de una parte específica del negocio, lo que mejora la comprensión y la gestión de la aplicación en función de las áreas de dominio.</text:p>
      <text:p text:style-name="P1"/>
      <text:p text:style-name="P2">Escalabilidad y Resiliencia</text:p>
      <text:p text:style-name="P1">Dado que cada microservicio es independiente, es posible escalarlos de forma individual según la demanda. Esto permite una mejor optimización de recursos y una mayor eficiencia en el uso de la infraestructura. Además, la autonomía de cada servicio mejora la resiliencia del sistema ante fallos locales.</text:p>
      <text:p text:style-name="P1"/>
      <text:p text:style-name="P1"/>
      <text:p text:style-name="P1"/>
      <text:p text:style-name="P1"/>
      <text:h text:style-name="P13" text:outline-level="3"/>
      <text:h text:style-name="P16" text:outline-level="3"><text:bookmark-start text:name="__RefHeading___Toc113_3128843355"/>1.3: Comparación con la Arquitectura Monolítica<text:bookmark-end text:name="__RefHeading___Toc113_3128843355"/></text:h>
      <text:p text:style-name="P2">Diferencias Clave</text:p>
      <text:p text:style-name="P2"/>
      <text:p text:style-name="P2">1. Arquitectura Monolítica:</text:p>
      <text:list xml:id="list558993649" text:style-name="L1">
        <text:list-item>
          <text:p text:style-name="P20">Es un enfoque tradicional donde toda la aplicación se desarrolla como un solo sistema.</text:p>
        </text:list-item>
        <text:list-item>
          <text:p text:style-name="P19">La aplicación se compone de un único código fuente y se implementa como una única unidad.</text:p>
        </text:list-item>
        <text:list-item>
          <text:p text:style-name="P19">Cualquier cambio en la aplicación generalmente requiere volver a implementar la aplicación completa.</text:p>
        </text:list-item>
        <text:list-item>
          <text:p text:style-name="P19">Menor escalabilidad y flexibilidad en la adopción de nuevas tecnologías.</text:p>
        </text:list-item>
      </text:list>
      <text:p text:style-name="P1"/>
      <text:p text:style-name="P2">2. Microservicios:</text:p>
      <text:list xml:id="list3302001029" text:style-name="L2">
        <text:list-item>
          <text:p text:style-name="P21">La aplicación se divide en componentes pequeños, independientes y autónomos llamados microservicios.</text:p>
        </text:list-item>
        <text:list-item>
          <text:p text:style-name="P21">Cada microservicio tiene su propio código fuente, base de datos y puede ser implementado y escalado de forma independiente.</text:p>
        </text:list-item>
        <text:list-item>
          <text:p text:style-name="P21">Permite actualizaciones y despliegues más rápidos, ya que solo los microservicios afectados deben actualizarse.</text:p>
        </text:list-item>
        <text:list-item>
          <text:p text:style-name="P21">Mayor escalabilidad y flexibilidad para adoptar diferentes tecnologías en cada microservicio.</text:p>
        </text:list-item>
      </text:list>
      <text:p text:style-name="P1"/>
      <text:p text:style-name="P2">Casos de Uso</text:p>
      <text:p text:style-name="P2"/>
      <text:p text:style-name="P2">Arquitectura Monolítica:</text:p>
      <text:list xml:id="list565114715" text:style-name="L3">
        <text:list-item>
          <text:p text:style-name="P22">Es adecuada para aplicaciones simples o prototipos.</text:p>
        </text:list-item>
        <text:list-item>
          <text:p text:style-name="P22">Aplicaciones que no requieren una escalabilidad inmediata y pueden funcionar bien con un solo sistema.</text:p>
        </text:list-item>
      </text:list>
      <text:p text:style-name="P2">Microservicios:</text:p>
      <text:list xml:id="list914750599" text:style-name="L4">
        <text:list-item>
          <text:p text:style-name="P23">Aplicaciones complejas y escalables.</text:p>
        </text:list-item>
        <text:list-item>
          <text:p text:style-name="P23">Aplicaciones donde la independencia tecnológica es esencial.</text:p>
        </text:list-item>
        <text:list-item>
          <text:p text:style-name="P23">Equipos de desarrollo distribuidos que necesitan trabajar de forma independiente en diferentes partes de la aplicación.</text:p>
        </text:list-item>
      </text:list>
      <text:p text:style-name="P1"/>
      <text:p text:style-name="P2">Elección del Enfoque</text:p>
      <text:p text:style-name="P1">La elección entre la arquitectura monolítica y los microservicios depende de varios factores, incluyendo:</text:p>
      <text:p text:style-name="P1"/>
      <text:p text:style-name="P1"><text:span text:style-name="T1">- Complejidad del Proyecto</text:span>: Proyectos más complejos suelen beneficiarse de la arquitectura de microservicios.</text:p>
      <text:p text:style-name="P1"><text:span text:style-name="T1">- Escalabilidad Requerida</text:span>: Si se espera un crecimiento rápido o es necesario escalar partes específicas de la aplicación, los microservicios son una buena elección.</text:p>
      <text:p text:style-name="P1"><text:span text:style-name="T1">- Equipo y Organización</text:span>: La habilidad del equipo y la estructura organizativa también juegan un papel importante en la elección del enfoque.</text:p>
      <text:p text:style-name="P1"/>
      <text:p text:style-name="P2">Consideraciones Finales</text:p>
      <text:p text:style-name="P1">Los microservicios no son una solución única para todos los problemas. Es importante evaluar cuidadosamente las necesidades y requisitos del proyecto antes de decidir qué tipo de arquitectura utilizar. En muchos casos, una combinación de enfoques puede ser la mejor solución.</text:p>
      <text:h text:style-name="P10" text:outline-level="2"><text:bookmark-start text:name="__RefHeading___Toc115_3128843355"/><text:s text:c="2"/>Módulo 2: Fundamentos de Spring Boot<text:bookmark-end text:name="__RefHeading___Toc115_3128843355"/></text:h>
      <text:p text:style-name="P1"/>
      <text:h text:style-name="P12" text:outline-level="3"><text:bookmark-start text:name="__RefHeading___Toc117_3128843355"/>2.1: Introducción a Spring Boot<text:bookmark-end text:name="__RefHeading___Toc117_3128843355"/></text:h>
      <text:p text:style-name="P1"><text:span text:style-name="T1">Spring Framework</text:span> es un framework de aplicación Java ampliamente utilizado que proporciona una estructura integral para el desarrollo de aplicaciones empresariales. Ayuda a construir aplicaciones sólidas y escalables utilizando Java.</text:p>
      <text:p text:style-name="P1"/>
      <text:p text:style-name="P1"><text:span text:style-name="T1">Spring Boot</text:span>, por otro lado, es un proyecto que se basa en el ecosistema de Spring Framework y proporciona una forma simplificada de crear y configurar nuevas aplicaciones de Spring. Spring Boot se centra en la opinión sobre configuración y la convención sobre configuración para obtener aplicaciones listas para producción de manera más rápida y sencilla.</text:p>
      <text:p text:style-name="P1"/>
      <text:p text:style-name="P1"/>
      <text:p text:style-name="P2">Características Principales de Spring Boot</text:p>
      <text:p text:style-name="P2"/>
      <text:p text:style-name="P2"><text:span text:style-name="T4">1. </text:span>Standalone:</text:p>
      <text:p text:style-name="P1">Las aplicaciones de Spring Boot son autocontenidas y se pueden ejecutar sin requerir una configuración compleja o servidores de aplicaciones externos.</text:p>
      <text:p text:style-name="P1"/>
      <text:p text:style-name="P2"><text:span text:style-name="T4">2. </text:span>Opinión Sobre Configuración:</text:p>
      <text:p text:style-name="P1">Spring Boot proporciona opiniones y configuraciones predeterminadas sensibles, lo que permite comenzar rápidamente sin necesidad de configuración adicional.</text:p>
      <text:p text:style-name="P1"/>
      <text:p text:style-name="P2"><text:span text:style-name="T4">3. </text:span>Producción Lista para Usar:</text:p>
      <text:p text:style-name="P1">Facilita la implementación de aplicaciones en entornos de producción con métricas, salud de la aplicación, información de entorno y más.</text:p>
      <text:p text:style-name="P1"/>
      <text:p text:style-name="P2"><text:span text:style-name="T4">4. </text:span>Integración Sencilla:</text:p>
      <text:p text:style-name="P1">Se integra fácilmente con otras tecnologías y proyectos de Spring, permitiendo aprovechar todo el ecosistema de Spring.</text:p>
      <text:p text:style-name="P1"/>
      <text:p text:style-name="P1"/>
      <text:p text:style-name="P2">Creación de un Proyecto Spring Boot</text:p>
      <text:p text:style-name="P2"/>
      <text:p text:style-name="Standard"><text:span text:style-name="T8">1. </text:span><text:span text:style-name="T7">Spring Initializr</text:span><text:span text:style-name="T6">: Utiliza Spring Initializr (</text:span><text:a xlink:type="simple" xlink:href="https://start.spring.io/" text:style-name="Internet_20_link" text:visited-style-name="Visited_20_Internet_20_Link"><text:span text:style-name="T6">https://start.spring.io/</text:span></text:a><text:span text:style-name="T6">) para generar un proyecto Spring Boot base con las dependencias y configuraciones deseadas.</text:span></text:p>
      <text:p text:style-name="P3"><text:span text:style-name="T2">2. </text:span><text:span text:style-name="T1">Configuración de Dependencias</text:span>: Selecciona las dependencias que necesitas para tu proyecto, como Spring Web, Spring Data JPA, Thymeleaf, etc.</text:p>
      <text:p text:style-name="P1"><text:span text:style-name="T2">3. </text:span><text:span text:style-name="T1">Generación del Proyecto</text:span>: Haz clic en "Generate" para descargar un archivo Zip que contiene tu proyecto inicializado.</text:p>
      <text:p text:style-name="P1"/>
      <text:p text:style-name="P2">Estructura Básica de un Proyecto Spring Boot</text:p>
      <text:p text:style-name="P1"/>
      <text:list xml:id="list279237600" text:style-name="L5">
        <text:list-item>
          <text:p text:style-name="P24"><text:span text:style-name="T1">src/main/java</text:span>: Contiene las clases de la aplicación.</text:p>
        </text:list-item>
        <text:list-item>
          <text:p text:style-name="P24"><text:span text:style-name="T1">src/main/resources</text:span>: Contiene archivos de configuración y recursos.</text:p>
        </text:list-item>
        <text:list-item>
          <text:p text:style-name="P24"><text:span text:style-name="T1">src/test</text:span>: Contiene pruebas unitarias y de integración.</text:p>
        </text:list-item>
        <text:list-item>
          <text:p text:style-name="P24"><text:span text:style-name="T1">pom.xml (Maven) o build.gradle (Gradle)</text:span>: Archivos de configuración de la construcción del proyecto.</text:p>
        </text:list-item>
      </text:list>
      <text:p text:style-name="P4"/>
      <text:h text:style-name="P16" text:outline-level="3"><text:bookmark-start text:name="__RefHeading___Toc119_3128843355"/>2.2: Configuración y Convenciones en Spring Boot<text:bookmark-end text:name="__RefHeading___Toc119_3128843355"/></text:h>
      <text:p text:style-name="P72"/>
      <text:p text:style-name="P2">Uso de Anotaciones y Configuraciones Automáticas</text:p>
      <text:p text:style-name="P1">Spring Boot simplifica la configuración de aplicaciones mediante el uso de anotaciones y configuraciones automáticas. Estas características permiten a Spring Boot hacer suposiciones inteligentes sobre cómo debe estar configurada tu aplicación.</text:p>
      <text:p text:style-name="P1"/>
      <text:p text:style-name="P1">Anotaciones Importantes en Spring Boot</text:p>
      <text:p text:style-name="P2"><text:span text:style-name="T5">1. </text:span>@SpringBootApplication:</text:p>
      <text:list xml:id="list3066443633" text:style-name="L6">
        <text:list-item>
          <text:p text:style-name="P25">Anotación principal que marca la clase principal de la aplicación Spring Boot.</text:p>
        </text:list-item>
        <text:list-item>
          <text:p text:style-name="P25">Incluye @Configuration, @EnableAutoConfiguration, y @ComponentScan.</text:p>
        </text:list-item>
      </text:list>
      <text:p text:style-name="P2"><text:span text:style-name="T5">2. </text:span>@RestController:</text:p>
      <text:list xml:id="list2527916272" text:style-name="L7">
        <text:list-item>
          <text:p text:style-name="P26">Utilizada en clases para definir un controlador REST que responde a peticiones HTTP.</text:p>
        </text:list-item>
      </text:list>
      <text:p text:style-name="P2"><text:span text:style-name="T5">3. </text:span>@Service, @Repository, @Controller:</text:p>
      <text:list xml:id="list130215909996753" text:continue-numbering="true" text:style-name="L7">
        <text:list-item>
          <text:p text:style-name="P26">Utilizadas para marcar clases que representan servicios, componentes de acceso a datos y controladores respectivamente.</text:p>
        </text:list-item>
      </text:list>
      <text:p text:style-name="P1"/>
      <text:p text:style-name="P1"/>
      <text:p text:style-name="P2">Convenciones para Estructurar una Aplicación Spring Boot</text:p>
      <text:p text:style-name="P1">Spring Boot sigue ciertas convenciones para estructurar las aplicaciones, lo que facilita la comprensión y el mantenimiento del código.</text:p>
      <text:p text:style-name="P1"/>
      <text:p text:style-name="P1">Estructura de Paquetes Típica:</text:p>
      <text:p text:style-name="P1"/>
      <text:list xml:id="list2403356837" text:style-name="L8">
        <text:list-item>
          <text:p text:style-name="P27"><text:span text:style-name="T1">com.example.myapp</text:span>:</text:p>
          <text:list>
            <text:list-item>
              <text:p text:style-name="P28">Application.java: Clase principal con la anotación <text:span text:style-name="T15">@SpringBootApplication</text:span>.</text:p>
            </text:list-item>
          </text:list>
        </text:list-item>
        <text:list-item>
          <text:p text:style-name="P28"><text:span text:style-name="T1">com.example.myapp.controller</text:span>:</text:p>
          <text:list>
            <text:list-item>
              <text:p text:style-name="P28">Controladores REST de la aplicación.</text:p>
            </text:list-item>
          </text:list>
        </text:list-item>
        <text:list-item>
          <text:p text:style-name="P28"><text:span text:style-name="T1">com.example.myapp.service</text:span>:</text:p>
          <text:list>
            <text:list-item>
              <text:p text:style-name="P28">Servicios de la aplicación.</text:p>
            </text:list-item>
          </text:list>
        </text:list-item>
        <text:list-item>
          <text:p text:style-name="P28"><text:span text:style-name="T1">com.example.myapp.repository</text:span>:</text:p>
          <text:list>
            <text:list-item>
              <text:p text:style-name="P28">Repositorios y acceso a datos.</text:p>
            </text:list-item>
          </text:list>
        </text:list-item>
        <text:list-item>
          <text:p text:style-name="P28"><text:span text:style-name="T1">com.example.myapp.model</text:span>:</text:p>
          <text:list>
            <text:list-item>
              <text:p text:style-name="P28">Clases que representan modelos de datos.</text:p>
            </text:list-item>
          </text:list>
        </text:list-item>
        <text:list-item>
          <text:p text:style-name="P28"><text:span text:style-name="T1">com.example.myapp.configuration</text:span>:</text:p>
          <text:list>
            <text:list-item>
              <text:p text:style-name="P29">Configuraciones personalizadas.</text:p>
            </text:list-item>
          </text:list>
        </text:list-item>
      </text:list>
      <text:p text:style-name="P5"/>
      <text:p text:style-name="P2">Ventajas de las Convenciones</text:p>
      <text:p text:style-name="P1"/>
      <text:list xml:id="list3801728487" text:style-name="L9">
        <text:list-item>
          <text:p text:style-name="P30"><text:span text:style-name="T1">Organización Clara</text:span>: Facilita la organización del código y la separación de preocupaciones.</text:p>
        </text:list-item>
        <text:list-item>
          <text:p text:style-name="P30"><text:span text:style-name="T1">Facilita la Colaboración</text:span>: Los desarrolladores pueden entender la estructura de cualquier proyecto Spring Boot rápidamente si siguen estas convenciones.</text:p>
        </text:list-item>
        <text:list-item>
          <text:p text:style-name="P30"><text:span text:style-name="T1">Mantenimiento Eficiente</text:span>: Ayuda a mantener una base de código limpia y estructurada, facilitando futuras extensiones y modificaciones.</text:p>
        </text:list-item>
      </text:list>
      <text:p text:style-name="P1"/>
      <text:h text:style-name="P9" text:outline-level="2"/>
      <text:h text:style-name="P10" text:outline-level="2"><text:bookmark-start text:name="__RefHeading___Toc123_3128843355"/><text:s text:c="2"/>Módulo 3: Desarrollo de Microservicios con Spring Boot<text:bookmark-end text:name="__RefHeading___Toc123_3128843355"/></text:h>
      <text:p text:style-name="P1"/>
      <text:p text:style-name="P1"/>
      <text:h text:style-name="P12" text:outline-level="3"><text:bookmark-start text:name="__RefHeading___Toc125_3128843355"/>3.1: Diseño de Microservicios<text:bookmark-end text:name="__RefHeading___Toc125_3128843355"/></text:h>
      <text:p text:style-name="Standard"><text:span text:style-name="T7"/></text:p>
      <text:p text:style-name="Standard"><text:span text:style-name="T7">Identificación y Diseño de Servicios</text:span></text:p>
      <text:p text:style-name="P1">El diseño de microservicios es un proceso esencial para la arquitectura basada en microservicios. Implica identificar y definir los límites del dominio y diseñar servicios autónomos y cohesivos. <text:s/>Aquí están los pasos clave:</text:p>
      <text:p text:style-name="P1"/>
      <text:p text:style-name="P1"><text:span text:style-name="T3">1. </text:span><text:span text:style-name="T1">Identificación del Dominio de Negocio:</text:span></text:p>
      <text:list xml:id="list364449746" text:style-name="L10">
        <text:list-item>
          <text:p text:style-name="P37">Comprender el negocio y su contexto es esencial.</text:p>
        </text:list-item>
        <text:list-item>
          <text:p text:style-name="P37">Identificar los elementos del negocio que se pueden encapsular en microservicios.</text:p>
        </text:list-item>
      </text:list>
      <text:p text:style-name="P1"/>
      <text:p text:style-name="P1"><text:span text:style-name="T3">2. </text:span><text:span text:style-name="T1">Definición de Límites del Dominio:</text:span></text:p>
      <text:list xml:id="list130214666232360" text:continue-numbering="true" text:style-name="L10">
        <text:list-item>
          <text:p text:style-name="P37">Identificar las funciones y responsabilidades específicas de cada microservicio.</text:p>
        </text:list-item>
        <text:list-item>
          <text:p text:style-name="P37">Definir interfaces claras para la comunicación entre microservicios.</text:p>
        </text:list-item>
      </text:list>
      <text:p text:style-name="P1"/>
      <text:p text:style-name="P1"><text:span text:style-name="T3">3. </text:span><text:span text:style-name="T1">Diseño de Servicios Independientes:</text:span></text:p>
      <text:list xml:id="list130214045630634" text:continue-numbering="true" text:style-name="L10">
        <text:list-item>
          <text:p text:style-name="P37">Asegurarse de que cada microservicio sea independiente y no dependa de otros para realizar su función.</text:p>
        </text:list-item>
        <text:list-item>
          <text:p text:style-name="P37">Garantizar la autonomía y flexibilidad de cada microservicio.</text:p>
        </text:list-item>
      </text:list>
      <text:p text:style-name="P36"/>
      <text:p text:style-name="P36"><text:span text:style-name="T3">4. </text:span><text:span text:style-name="T1">Cohesión y Baja Interdependencia:</text:span></text:p>
      <text:list xml:id="list130214339399449" text:continue-numbering="true" text:style-name="L10">
        <text:list-item>
          <text:p text:style-name="P37">Los componentes dentro de un microservicio deben estar relacionados y tener un propósito común.</text:p>
        </text:list-item>
        <text:list-item>
          <text:p text:style-name="P37">Minimizar las dependencias entre microservicios para garantizar la escalabilidad y la independencia tecnológica.</text:p>
        </text:list-item>
      </text:list>
      <text:p text:style-name="P1"/>
      <text:p text:style-name="P1"/>
      <text:p text:style-name="P2">Definición de Límites del Dominio</text:p>
      <text:p text:style-name="P1">Definir los límites del dominio es crucial para la efectiva implementación de microservicios. Los límites deben estar basados en la lógica del negocio y pueden variar según los requisitos y la complejidad del sistema. Aquí te guiaré sobre cómo definirlos:</text:p>
      <text:p text:style-name="P1"/>
      <text:p text:style-name="P2"><text:span text:style-name="T18">1. </text:span>Modelado del Dominio:</text:p>
      <text:p text:style-name="P1">Comienza modelando el dominio del negocio para comprender sus componentes y relaciones.</text:p>
      <text:p text:style-name="P1"/>
      <text:p text:style-name="P2"><text:span text:style-name="T18">2. </text:span>Identificación de Contextos Delimitados:</text:p>
      <text:p text:style-name="P1">Identifica áreas específicas de la aplicación que pueden ser manejadas por microservicios independientes.</text:p>
      <text:p text:style-name="P1"/>
      <text:p text:style-name="P2"><text:span text:style-name="T18">3. </text:span>Definición de Interfaz Clara:</text:p>
      <text:p text:style-name="P1">Cada microservicio debe tener una interfaz clara que permita a otros servicios interactuar con él.</text:p>
      <text:p text:style-name="P1"/>
      <text:p text:style-name="P1"><text:span text:style-name="T3">4. </text:span><text:span text:style-name="T1">Establecimiento de Reglas y Políticas:</text:span></text:p>
      <text:p text:style-name="P1">Define reglas y políticas para la comunicación entre microservicios, garantizando la integridad de los datos y la consistencia.</text:p>
      <text:p text:style-name="P1"/>
      <text:h text:style-name="P16" text:outline-level="3"><text:bookmark-start text:name="__RefHeading___Toc127_3128843355"/>3.2: Creación de un Microservicio con Spring Boot<text:bookmark-end text:name="__RefHeading___Toc127_3128843355"/></text:h>
      <text:p text:style-name="P39">PROYECTO “demouser”.</text:p>
      <text:p text:style-name="P39"/>
      <text:p text:style-name="P38">Pruebas:<text:line-break/>Crear un Usuario (POST):</text:p>
      <text:p text:style-name="P38">curl -X POST -H "Content-Type: application/json" -d '{"name":"Nuevo Usuario","email":"nuevo@example.com"}' http://localhost:8080/api/users</text:p>
      <text:p text:style-name="P38"/>
      <text:p text:style-name="P38">Obtener Todos los Usuarios (GET):</text:p>
      <text:p text:style-name="P38">curl http://localhost:8080/api/users</text:p>
      <text:p text:style-name="P38"/>
      <text:p text:style-name="P38">Obtener un Usuario por ID (GET):</text:p>
      <text:p text:style-name="P38">curl http://localhost:8080/api/users/{id}</text:p>
      <text:p text:style-name="P38"/>
      <text:p text:style-name="P38">Actualizar un Usuario (PUT):</text:p>
      <text:p text:style-name="P38">curl -X PUT -H "Content-Type: application/json" -d '{"name":"Usuario Actualizado","email":"actualizado@example.com"}' http://localhost:8080/api/users/{id}</text:p>
      <text:p text:style-name="P38"/>
      <text:p text:style-name="P38">Eliminar un Usuario (DELETE):</text:p>
      <text:p text:style-name="P38">curl -X DELETE http://localhost:8080/api/users/{id}</text:p>
      <text:h text:style-name="P13" text:outline-level="3"/>
      <text:h text:style-name="P16" text:outline-level="3"><text:bookmark-start text:name="__RefHeading___Toc129_3128843355"/>3.3: Comunicación entre Microservicios<text:bookmark-end text:name="__RefHeading___Toc129_3128843355"/></text:h>
      <text:p text:style-name="P1"/>
      <text:p text:style-name="P2">Utilización de APIs REST para la Comunicación</text:p>
      <text:p text:style-name="P1">Las APIs REST (Representational State Transfer) son una forma estándar de exponer y consumir funcionalidades en una arquitectura de microservicios. Utilizan los métodos HTTP para realizar operaciones en recursos, y los datos se suelen enviar y recibir en formato JSON.</text:p>
      <text:p text:style-name="P1"/>
      <text:p text:style-name="P1">Para consumir esta API en otro microservicio, podemos utilizar RestTemplate, que es una clase proporcionada por Spring para hacer llamadas HTTP.</text:p>
      <text:p text:style-name="P1"/>
      <text:p text:style-name="P56">@Service</text:p>
      <text:p text:style-name="P56">public class UserClient {</text:p>
      <text:p text:style-name="P56"/>
      <text:p text:style-name="P56"><text:s text:c="4"/>@Autowired</text:p>
      <text:p text:style-name="P56"><text:s text:c="4"/>private RestTemplate restTemplate;</text:p>
      <text:p text:style-name="P56"/>
      <text:p text:style-name="P56"><text:s text:c="4"/>private final String baseUrl = "http://microservicio-usuarios/api/users";</text:p>
      <text:p text:style-name="P56"/>
      <text:p text:style-name="P56"><text:s text:c="4"/>public User getUserById(Long id) {</text:p>
      <text:p text:style-name="P56"><text:s text:c="8"/>ResponseEntity&lt;User&gt; response = restTemplate.getForEntity(baseUrl + "/" + id, User.class);</text:p>
      <text:p text:style-name="P56"><text:s text:c="8"/>if (response.getStatusCode() == HttpStatus.OK) {</text:p>
      <text:p text:style-name="P56"><text:s text:c="12"/>return response.getBody();</text:p>
      <text:p text:style-name="P56"><text:s text:c="8"/>} else {</text:p>
      <text:p text:style-name="P56"><text:s text:c="12"/>return null;</text:p>
      <text:p text:style-name="P56"><text:s text:c="8"/>}</text:p>
      <text:p text:style-name="P56"><text:s text:c="4"/>}</text:p>
      <text:p text:style-name="P56"/>
      <text:p text:style-name="P56"><text:s text:c="4"/>public User createUser(User user) {</text:p>
      <text:p text:style-name="P56"><text:s text:c="8"/>ResponseEntity&lt;User&gt; response = restTemplate.postForEntity(baseUrl, user, User.class);</text:p>
      <text:p text:style-name="P56"><text:s text:c="8"/>if (response.getStatusCode() == HttpStatus.CREATED) {</text:p>
      <text:p text:style-name="P56"><text:s text:c="12"/>return response.getBody();</text:p>
      <text:p text:style-name="P56"><text:s text:c="8"/>} else {</text:p>
      <text:p text:style-name="P56"><text:s text:c="12"/>return null;</text:p>
      <text:p text:style-name="P56"><text:s text:c="8"/>}</text:p>
      <text:p text:style-name="P57"><text:s text:c="4"/>}</text:p>
      <text:p text:style-name="P56"/>
      <text:p text:style-name="P57"><text:s text:c="4"/>public User createUser(User user) {</text:p>
      <text:p text:style-name="P56"><text:s text:c="8"/>ResponseEntity&lt;User&gt; response = restTemplate.postForEntity(baseUrl, user, User.class);</text:p>
      <text:p text:style-name="P56"><text:s text:c="8"/>if (response.getStatusCode() == HttpStatus.CREATED) {</text:p>
      <text:p text:style-name="P56"><text:s text:c="12"/>return response.getBody();</text:p>
      <text:p text:style-name="P56"><text:s text:c="8"/>} else {</text:p>
      <text:p text:style-name="P56"><text:s text:c="12"/>return null;</text:p>
      <text:p text:style-name="P56"><text:s text:c="8"/>}</text:p>
      <text:p text:style-name="P56"><text:s text:c="4"/>}</text:p>
      <text:p text:style-name="P56"><text:s text:c="4"/>// Otros métodos para consumir otras operaciones de la API</text:p>
      <text:p text:style-name="P56">}</text:p>
      <text:p text:style-name="P1"/>
      <text:p text:style-name="P39">En este ejemplo, usamos RestTemplate para hacer solicitudes HTTP a la API de usuarios. Dependiendo de la operación que deseamos realizar, utilizamos diferentes métodos de RestTemplate (como <text:span text:style-name="T1">getForEntity</text:span> para obtener un usuario por ID o <text:span text:style-name="T1">postForEntity</text:span> para crear un usuario).</text:p>
      <text:p text:style-name="P39"/>
      <text:p text:style-name="P32">Manejo de Peticiones:</text:p>
      <text:p text:style-name="P39">Al hacer una solicitud a una API REST, se especifica la URL, el método (GET, POST, PUT, DELETE), los parámetros, el cuerpo (en el caso de POST y PUT) y, en ocasiones, encabezados personalizados.</text:p>
      <text:p text:style-name="P39"/>
      <text:p text:style-name="P32">Manejo de Respuestas:</text:p>
      <text:p text:style-name="P40"><text:span text:style-name="T19">Las respuestas de la API incluyen el código de estado HTTP (200 para éxito, 201 para creación exitosa, etc.) y, si es aplicable, el cuerpo de la respuesta en formato JSON u otro.</text:span></text:p>
      <text:h text:style-name="P17" text:outline-level="3"><text:bookmark-start text:name="__RefHeading___Toc872_4170879933"/><text:span text:style-name="T6">3.</text:span><text:span text:style-name="T10">4</text:span><text:span text:style-name="T6">: Gestión de Errores en Microservicios</text:span><text:bookmark-end text:name="__RefHeading___Toc872_4170879933"/></text:h>
      <text:p text:style-name="P73"><text:span text:style-name="T6"/></text:p>
      <text:p text:style-name="P41">En una arquitectura de microservicios, es crucial implementar una gestión de errores adecuada para garantizar que los clientes obtengan información significativa sobre los problemas que puedan surgir. </text:p>
      <text:p text:style-name="P41"/>
      <text:p text:style-name="P41"/>
      <text:p text:style-name="P33">Utilizando Códigos de Estado HTTP</text:p>
      <text:p text:style-name="P41">Los códigos de estado HTTP son una forma estándar de comunicar el resultado de una solicitud. Algunos códigos comunes son:</text:p>
      <text:list xml:id="list2764294941" text:style-name="L13">
        <text:list-item>
          <text:p text:style-name="P42">200 OK: La solicitud fue exitosa.</text:p>
        </text:list-item>
        <text:list-item>
          <text:p text:style-name="P42">201 Created: La solicitud ha tenido éxito y se ha creado un nuevo recurso.</text:p>
        </text:list-item>
        <text:list-item>
          <text:p text:style-name="P42">400 Bad Request: La solicitud no pudo ser entendida o está incompleta.</text:p>
        </text:list-item>
        <text:list-item>
          <text:p text:style-name="P42">404 Not Found: El recurso solicitado no pudo ser encontrado.</text:p>
        </text:list-item>
        <text:list-item>
          <text:p text:style-name="P42">500 Internal Server Error: Se ha producido un error en el servidor.</text:p>
        </text:list-item>
      </text:list>
      <text:p text:style-name="P41"/>
      <text:p text:style-name="P41"/>
      <text:p text:style-name="P33">Devolviendo Información Detallada en el Cuerpo de la Respuesta</text:p>
      <text:p text:style-name="P41">Además de los códigos de estado, es útil incluir información detallada sobre el error en el cuerpo de la respuesta. Esto puede incluir un mensaje de error, una descripción adicional y, en algunos casos, información sobre cómo corregir el problema.</text:p>
      <text:p text:style-name="P41"/>
      <text:p text:style-name="P41"/>
      <text:p text:style-name="P43">Clases auxiliares para excepciones:<text:line-break/></text:p>
      <text:p text:style-name="P44">- com.example.demouser.exception.UserNotFoundException.java:</text:p>
      <text:p text:style-name="P43"/>
      <text:p text:style-name="P58">package com.example.demouser.exception;</text:p>
      <text:p text:style-name="P58"/>
      <text:p text:style-name="P58">import org.springframework.http.HttpStatus;</text:p>
      <text:p text:style-name="P58">import org.springframework.web.bind.annotation.ResponseStatus;</text:p>
      <text:p text:style-name="P58"/>
      <text:p text:style-name="P58">@ResponseStatus(HttpStatus.NOT_FOUND)</text:p>
      <text:p text:style-name="P58">public class UserNotFoundException extends RuntimeException {</text:p>
      <text:p text:style-name="P58"/>
      <text:p text:style-name="P58"><text:s text:c="4"/>public UserNotFoundException(String message) {</text:p>
      <text:p text:style-name="P58"><text:s text:c="8"/>super(message);</text:p>
      <text:p text:style-name="P58"><text:s text:c="4"/>}</text:p>
      <text:p text:style-name="P58">}</text:p>
      <text:p text:style-name="P41"/>
      <text:p text:style-name="P41"><text:span text:style-name="T1">@ResponseStatus(HttpStatus.NOT_FOUND)</text:span> indica que esta excepción debe resultar en una respuesta con código de estado HTTP 404 (NOT FOUND) cuando se lanza.</text:p>
      <text:p text:style-name="P41">El constructor toma un mensaje que describe la excepción y lo pasa al constructor de la clase base (RuntimeException).</text:p>
      <text:p text:style-name="P41"/>
      <text:p text:style-name="P41"/>
      <text:p text:style-name="P41"/>
      <text:p text:style-name="P44">- com.exception.demouser.error.ErrorDetails.java</text:p>
      <text:p text:style-name="P41"/>
      <text:p text:style-name="P41"/>
      <text:p text:style-name="P41"/>
      <text:p text:style-name="P41"/>
      <text:p text:style-name="P41"/>
      <text:p text:style-name="P41"><text:soft-page-break/>- <text:span text:style-name="T16">com.exception.demouser.error.RestExceptionHandler.java</text:span></text:p>
      <text:p text:style-name="P41"><text:span text:style-name="T16"/></text:p>
      <text:p text:style-name="P58">package com.example.demouser.error;</text:p>
      <text:p text:style-name="P58"/>
      <text:p text:style-name="P58">import org.springframework.http.HttpStatus;</text:p>
      <text:p text:style-name="P58">import org.springframework.http.ResponseEntity;</text:p>
      <text:p text:style-name="P58">import org.springframework.web.bind.annotation.ControllerAdvice;</text:p>
      <text:p text:style-name="P58">import org.springframework.web.bind.annotation.ExceptionHandler;</text:p>
      <text:p text:style-name="P58">import org.springframework.web.context.request.WebRequest;</text:p>
      <text:p text:style-name="P58">import org.springframework.web.servlet.mvc.method.annotation.ResponseEntityExceptionHandler;</text:p>
      <text:p text:style-name="P58"/>
      <text:p text:style-name="P58">@ControllerAdvice</text:p>
      <text:p text:style-name="P58">public class RestExceptionHandler extends ResponseEntityExceptionHandler {</text:p>
      <text:p text:style-name="P58"/>
      <text:p text:style-name="P58"><text:s text:c="4"/>@ExceptionHandler(UserNotFoundException.class)</text:p>
      <text:p text:style-name="P58"><text:s text:c="4"/>public ResponseEntity&lt;Object&gt; handleUserNotFound(UserNotFoundException ex, WebRequest request) {</text:p>
      <text:p text:style-name="P58"><text:s text:c="8"/>ErrorDetails errorDetails = new ErrorDetails(HttpStatus.NOT_FOUND, ex.getMessage(), request.getDescription(false));</text:p>
      <text:p text:style-name="P58"><text:s text:c="8"/>return new ResponseEntity&lt;&gt;(errorDetails, HttpStatus.NOT_FOUND);</text:p>
      <text:p text:style-name="P58"><text:s text:c="4"/>}</text:p>
      <text:p text:style-name="P58"/>
      <text:p text:style-name="P58"><text:s text:c="4"/>@ExceptionHandler(Exception.class)</text:p>
      <text:p text:style-name="P58"><text:s text:c="4"/>public ResponseEntity&lt;Object&gt; handleAllExceptions(Exception ex, WebRequest request) {</text:p>
      <text:p text:style-name="P58"><text:s text:c="8"/>ErrorDetails errorDetails = new ErrorDetails(HttpStatus.INTERNAL_SERVER_ERROR, ex.getMessage(), request.getDescription(false));</text:p>
      <text:p text:style-name="P58"><text:s text:c="8"/>return new ResponseEntity&lt;&gt;(errorDetails, HttpStatus.INTERNAL_SERVER_ERROR);</text:p>
      <text:p text:style-name="P58"><text:s text:c="4"/>}</text:p>
      <text:p text:style-name="P58">}</text:p>
      <text:p text:style-name="P58"/>
      <text:p text:style-name="P41"/>
      <text:p text:style-name="P41"/>
      <text:list xml:id="list329218367" text:style-name="L14">
        <text:list-item>
          <text:p text:style-name="P45"><text:span text:style-name="T1">@ControllerAdvice</text:span> indica que es un controlador asesor que proporciona manejo de excepciones globales para los controladores.</text:p>
        </text:list-item>
        <text:list-item>
          <text:p text:style-name="P45"><text:span text:style-name="T1">@ExceptionHandler</text:span> es un método anotado que maneja una excepción específica.</text:p>
        </text:list-item>
        <text:list-item>
          <text:p text:style-name="P45">El método <text:span text:style-name="T1">handleUserNotFound</text:span> maneja <text:span text:style-name="T1">UserNotFoundException</text:span> y devuelve una respuesta con código de estado HTTP 404 y detalles de error apropiados.</text:p>
        </text:list-item>
        <text:list-item>
          <text:p text:style-name="P45">El método <text:span text:style-name="T1">handleAllExceptions</text:span> maneja <text:span text:style-name="T1">cualquier otra excepción</text:span> no manejada y devuelve una respuesta con código de estado HTTP 500 (INTERNAL SERVER ERROR) y detalles de error.</text:p>
        </text:list-item>
      </text:list>
      <text:h text:style-name="P10" text:outline-level="2"><text:bookmark-start text:name="__RefHeading___Toc131_3128843355"/><text:s text:c="2"/>Módulo 4: Escalabilidad y Resiliencia<text:bookmark-end text:name="__RefHeading___Toc131_3128843355"/></text:h>
      <text:p text:style-name="P1"/>
      <text:h text:style-name="P12" text:outline-level="3"><text:bookmark-start text:name="__RefHeading___Toc133_3128843355"/>4.1: Escalabilidad en Microservicios<text:bookmark-end text:name="__RefHeading___Toc133_3128843355"/></text:h>
      <text:p text:style-name="P1"/>
      <text:p text:style-name="P1">La escalabilidad es esencial para manejar cargas de trabajo cambiantes y garantizar el rendimiento óptimo y que la aplicación pueda manejar el aumento de tráfico y crecimiento.</text:p>
      <text:p text:style-name="P1"/>
      <text:p text:style-name="P2">Estrategias de Escalabilidad</text:p>
      <text:p text:style-name="P2"/>
      <text:p text:style-name="P2">1. Escalabilidad Vertical:</text:p>
      <text:list xml:id="list201886911" text:style-name="L15">
        <text:list-item>
          <text:p text:style-name="P62"><text:span text:style-name="T11">Implica aumentar la capacidad de un solo componente, generalmente un servidor, para manejar mayor carga. Esto se logra </text:span><text:span text:style-name="T6">agregando más recursos, como CPU, RAM o almacenamiento.</text:span></text:p>
        </text:list-item>
        <text:list-item>
          <text:p text:style-name="P48">Ventajas: </text:p>
          <text:list>
            <text:list-item>
              <text:p text:style-name="P48">Simple de implementar y entender.</text:p>
            </text:list-item>
            <text:list-item>
              <text:p text:style-name="P63"><text:span text:style-name="T11">Adecuada para aplicaciones que no necesitan escalado masivo y tienen un límite de recursos claros.</text:span></text:p>
            </text:list-item>
          </text:list>
        </text:list-item>
        <text:list-item>
          <text:p text:style-name="P65"><text:span text:style-name="T6">Desventajas:</text:span></text:p>
          <text:list>
            <text:list-item>
              <text:p text:style-name="P65"><text:span text:style-name="T6">Tiene un límite en la capacidad de escalado.</text:span></text:p>
            </text:list-item>
            <text:list-item>
              <text:p text:style-name="P65"><text:span text:style-name="T6">Puede ser costoso, ya que las máquinas más poderosas suelen ser más caras.</text:span></text:p>
            </text:list-item>
          </text:list>
        </text:list-item>
      </text:list>
      <text:p text:style-name="P64"><text:span text:style-name="T11"/></text:p>
      <text:p text:style-name="P2">2. Escalabilidad Horizontal:</text:p>
      <text:list xml:id="list130213838853774" text:continue-numbering="true" text:style-name="L15">
        <text:list-item>
          <text:p text:style-name="P48">Implica distribuir la carga de trabajo entre varios componentes/servidores. </text:p>
        </text:list-item>
        <text:list-item>
          <text:p text:style-name="P47"><text:span text:style-name="T24">En el contexto de microservicios esto significa ejecutar múltiples instancias del mismo servicio y distribuir las solicitudes entre ellas.</text:span></text:p>
        </text:list-item>
        <text:list-item>
          <text:p text:style-name="P49">Ventajas:</text:p>
          <text:list>
            <text:list-item>
              <text:p text:style-name="P49">Altamente escalable y eficaz para mantener un gran volumen de tráfico.</text:p>
            </text:list-item>
            <text:list-item>
              <text:p text:style-name="P49">Generalmente más económico, ya que se pueden utilizar máquinas más pequeñas.</text:p>
            </text:list-item>
          </text:list>
        </text:list-item>
        <text:list-item>
          <text:p text:style-name="P49">Desventajas:</text:p>
          <text:list>
            <text:list-item>
              <text:p text:style-name="P49">Puede ser más complejo de implementar y administrar debido a la necesidad de coordinación entre instancias.</text:p>
            </text:list-item>
            <text:list-item>
              <text:p text:style-name="P50">Requiere una arquitectura adecuada y estrategias para compartir la carga entre las instancias.</text:p>
            </text:list-item>
          </text:list>
        </text:list-item>
      </text:list>
      <text:p text:style-name="P1"><text:span text:style-name="T1"/></text:p>
      <text:p text:style-name="P1"><text:span text:style-name="T1">Uso de Contenedores y Orquestadores</text:span></text:p>
      <text:p text:style-name="P1"><text:span text:style-name="T1"/></text:p>
      <text:p text:style-name="P2">1. Contenedores:</text:p>
      <text:list xml:id="list130214422878770" text:continue-numbering="true" text:style-name="L15">
        <text:list-item>
          <text:p text:style-name="P62"><text:span text:style-name="T6">Docker </text:span><text:span text:style-name="T12">es una herramienta clave para implementar la escalabilidad ya que permite </text:span><text:span text:style-name="T6">empaquetar </text:span><text:span text:style-name="T12">aplicaciones y sus dependencias en contenedores ligeros y portátiles.</text:span></text:p>
        </text:list-item>
        <text:list-item>
          <text:p text:style-name="P52">Cada contenedor ejecuta una instancia aislada de la aplicación, garantizando que funcione de manera consistente en cualquier entorno.</text:p>
          <text:p text:style-name="P52"/>
        </text:list-item>
      </text:list>
      <text:p text:style-name="P2">2. Orquestadores de Contenedores:</text:p>
      <text:list xml:id="list130214488662621" text:continue-numbering="true" text:style-name="L15">
        <text:list-item>
          <text:p text:style-name="P46">Herramientas como Kubernetes, Docker Swarm y Amazon ECS ayudan a administrar y orquestar contenedores a gran escala.</text:p>
        </text:list-item>
        <text:list-item>
          <text:p text:style-name="P46">Permiten la administración eficiente de múltiples contenedores, escalabilidad automática y alta disponibilidad.</text:p>
          <text:p text:style-name="P46"/>
        </text:list-item>
      </text:list>
      <text:p text:style-name="P66"><text:soft-page-break/><text:span text:style-name="T1">Cómo Funciona Docker</text:span> </text:p>
      <text:p text:style-name="P66"/>
      <text:p text:style-name="P66">Docker utiliza contenedores para empaquetar, distribuir y ejecutar aplicaciones. Cada contenedor incluye la aplicación y todas sus dependencias, garantizando su ejecución consistente en cualquier entorno.</text:p>
      <text:p text:style-name="P66"/>
      <text:p text:style-name="P66"><text:span text:style-name="T1">Imagen de Docker</text:span>: Un paquete ejecutable que incluye todo lo necesario para ejecutar la aplicación, como código, entorno de ejecución, bibliotecas y configuraciones.</text:p>
      <text:p text:style-name="P66"/>
      <text:p text:style-name="P66"><text:span text:style-name="T1">Contenedor de Docker</text:span>: Una instancia en tiempo de ejecución de una imagen de Docker. Es aislado y tiene su propio sistema de archivos, procesos y redes, pero comparte los recursos del sistema subyacente.</text:p>
      <text:p text:style-name="P66"/>
      <text:p text:style-name="P67">Docker Compose<text:span text:style-name="T23"> es una herramienta que simplifica la adiministración de aplicaciones Docker compuestas por múltiples contenedores. Con un archivo </text:span><text:span text:style-name="T17">docker-compose.yml</text:span><text:span text:style-name="T22">, se puede definir la configuración de una aplicación, las dependencias y cómo deben interactuar.</text:span></text:p>
      <text:p text:style-name="P67"><text:span text:style-name="T22"/></text:p>
      <text:p text:style-name="P67"><text:span text:style-name="T22"/></text:p>
      <text:p text:style-name="P67"><text:span text:style-name="T22"/></text:p>
      <text:p text:style-name="P67"><text:span text:style-name="T21">Ejercicio Práctico: Escalabilidad Horizontal con Docker Compose</text:span></text:p>
      <text:p text:style-name="P67"><text:span text:style-name="T22"/></text:p>
      <text:p text:style-name="P67"><text:span text:style-name="T22">En este ejercicio, vamos a demostrar cómo puedes escalar horizontalmente un microservicio utilizando Docker Compose. Escalar horizontalmente significa ejecutar múltiples instancias de un microservicio para distribuir la carga y mejorar el rendimiento.</text:span></text:p>
      <text:p text:style-name="P67"><text:span text:style-name="T22"/></text:p>
      <text:list xml:id="list1474430186" text:style-name="L17">
        <text:list-item>
          <text:p text:style-name="P70"><text:span text:style-name="T25">Paso 1: Creación de un Dockerfile</text:span></text:p>
        </text:list-item>
      </text:list>
      <text:p text:style-name="P67"><text:span text:style-name="T22">Un Dockerfile es un archivo de configuración que especifica cómo debe construirse una imagen de Docker para tu aplicación. Crearemos un Dockerfile para nuestro microservicio.</text:span></text:p>
      <text:p text:style-name="P67"><text:span text:style-name="T22"/></text:p>
      <text:p text:style-name="P59"><text:span text:style-name="T22"># Use a base image</text:span></text:p>
      <text:p text:style-name="P59"><text:span text:style-name="T22">FROM openjdk:11-jre-slim</text:span></text:p>
      <text:p text:style-name="P59"><text:span text:style-name="T22"/></text:p>
      <text:p text:style-name="P59"><text:span text:style-name="T22"># Establece el directorio de trabajo</text:span></text:p>
      <text:p text:style-name="P59"><text:span text:style-name="T22">WORKDIR /app</text:span></text:p>
      <text:p text:style-name="P59"><text:span text:style-name="T22"/></text:p>
      <text:p text:style-name="P59"><text:span text:style-name="T22"># Copia el archivo JAR de la aplicación al contenedor</text:span></text:p>
      <text:p text:style-name="P59"><text:span text:style-name="T22">COPY target/microservicio.jar /app/</text:span></text:p>
      <text:p text:style-name="P59"><text:span text:style-name="T22"/></text:p>
      <text:p text:style-name="P59"><text:span text:style-name="T22"># Define el comando para ejecutar la aplicación</text:span></text:p>
      <text:p text:style-name="P59"><text:span text:style-name="T22">CMD ["java", "-jar", "microservicio.jar"]</text:span></text:p>
      <text:p text:style-name="P59"><text:span text:style-name="T22"/></text:p>
      <text:p text:style-name="P67"><text:span text:style-name="T22">En este Dockerfile, usamos una imagen base de OpenJDK 11 y establecemos un directorio de trabajo llamado /app. Luego, copiamos nuestro archivo JAR de la aplicación al contenedor y definimos el comando para ejecutar la aplicación.</text:span></text:p>
      <text:p text:style-name="P67"><text:span text:style-name="T22"/></text:p>
      <text:p text:style-name="P67"><text:span text:style-name="T22"/></text:p>
      <text:list xml:id="list3279640515" text:style-name="L18">
        <text:list-item>
          <text:p text:style-name="P68"><text:span text:style-name="T21">Paso 2: Creación de un archivo docker-compose.yml</text:span></text:p>
        </text:list-item>
      </text:list>
      <text:p text:style-name="P67"><text:span text:style-name="T22">Docker Compose es una herramienta que te permite definir y ejecutar aplicaciones Docker multi-contenedor. Crearemos un archivo docker-compose.yml para configurar nuestro servicio.</text:span></text:p>
      <text:p text:style-name="P67"><text:span text:style-name="T22"/></text:p>
      <text:p text:style-name="P60">version: '3'</text:p>
      <text:p text:style-name="P60">services:</text:p>
      <text:p text:style-name="P60"><text:s text:c="2"/>microservicio:</text:p>
      <text:p text:style-name="P60"><text:s text:c="4"/>image: mi_microservicio:latest</text:p>
      <text:p text:style-name="P60"><text:s text:c="4"/>ports:</text:p>
      <text:p text:style-name="P60"><text:s text:c="6"/>- "8080:8080"</text:p>
      <text:p text:style-name="P60"><text:s text:c="4"/>scale: 3</text:p>
      <text:p text:style-name="P60"><text:soft-page-break/></text:p>
      <text:p text:style-name="P67"><text:span text:style-name="T22">En este archivo, definimos un servicio llamado microservicio. Utilizamos la imagen que hemos creado previamente (</text:span><text:span text:style-name="T17">mi_microservicio:latest</text:span><text:span text:style-name="T22">). Especificamos que queremos mapear el puerto 8080 del contenedor al puerto 8080 de la máquina host. Luego, con scale: 3, indicamos que queremos tener 3 réplicas de este servicio.</text:span></text:p>
      <text:p text:style-name="P67"><text:span text:style-name="T22"/></text:p>
      <text:p text:style-name="P67"><text:span text:style-name="T22"/></text:p>
      <text:list xml:id="list2489694888" text:style-name="L19">
        <text:list-item>
          <text:p text:style-name="P69"><text:span text:style-name="T21">Paso 3: Ejecución del Servicio</text:span></text:p>
        </text:list-item>
      </text:list>
      <text:p text:style-name="P67"><text:span text:style-name="T22">Para ejecutar nuestro servicio con 3 réplicas, utilizaremos el siguiente comando:</text:span></text:p>
      <text:p text:style-name="P67"><text:span text:style-name="T22"/></text:p>
      <text:p text:style-name="P60">docker-compose up --scale microservicio=3</text:p>
      <text:p text:style-name="P60"/>
      <text:p text:style-name="P67"><text:span text:style-name="T22">Docker Compose iniciará tres contenedores a partir de la imagen de nuestro microservicio y los ejecutará. Estos contenedores estarán disponibles en el puerto 8080 de la máquina host.</text:span></text:p>
      <text:h text:style-name="P16" text:outline-level="3"><text:bookmark-start text:name="__RefHeading___Toc135_3128843355"/>4.2: Tolerancia a Fallos y Resiliencia<text:bookmark-end text:name="__RefHeading___Toc135_3128843355"/></text:h>
      <text:p text:style-name="P53"/>
      <text:p text:style-name="P53">Los sistemas distribuidos, como los microservicios, están expuesto a una variedad de fallos que pueden ocurrir en cualquier momento, que pueden deberse a problemas de red, sobrecarga en los servicios, errores en el código, etc.</text:p>
      <text:p text:style-name="P53">Las estrategias de tolerancia a fallos y resiliencia en microservicios son esenciales para garantizar que las aplicaciones sigan siendo utilizables y estables incluso cuando se enfrentan a fallos y situaciones inesperadas.</text:p>
      <text:p text:style-name="P53"/>
      <text:p text:style-name="P53"/>
      <text:p text:style-name="P34">1. Circuit Braker</text:p>
      <text:p text:style-name="P34"/>
      <text:p text:style-name="P53">El patrón Circuit Breaker es esencial para manejar fall<text:span text:style-name="T26">o</text:span>s de manera elegante y evitar llamadas continuas a un servicio que está experimentando problemas. Este patrón se asemeja al funcionamiento de un disyuntor eléctrico: si hay un problema, se "abre" el circuito y se evitan llamadas adicionales hasta que el servicio se recupere.</text:p>
      <text:p text:style-name="P53"/>
      <text:p text:style-name="P53">Circuit Breaker con Hystrix</text:p>
      <text:p text:style-name="P53">Hystrix, una biblioteca proporcionada por Netflix, simplifica la implementación del patrón Circuit Breaker. Permite definir puntos de interrupción (circuitos) y acciones de fallback para tratar l<text:span text:style-name="T26">o</text:span>s fall<text:span text:style-name="T26">o</text:span>s de manera controlada.</text:p>
      <text:p text:style-name="P53"/>
      <text:list xml:id="list3772979264" text:style-name="L20">
        <text:list-item>
          <text:p text:style-name="P54"><text:span text:style-name="T1">Anotación @HystrixCommand</text:span>: Se utiliza para marcar un método y activar el patrón Circuit Breaker. Si el método tiene un fallo, Hystrix ejecutará el método de fallback especificado.</text:p>
          <text:p text:style-name="P54"/>
        </text:list-item>
        <text:list-item>
          <text:p text:style-name="P54"><text:span text:style-name="T1">Método de Fallback</text:span>: Es un método alternativo que se ejecuta cuando se produce un fallo en la operación principal. Proporciona una respuesta de reserva y garantiza que el sistema no falle por completo.</text:p>
        </text:list-item>
      </text:list>
      <text:p text:style-name="P53"/>
      <text:p text:style-name="P53"/>
      <text:p text:style-name="P35"><text:span text:style-name="T26">2. </text:span>Retries</text:p>
      <text:p text:style-name="P35"/>
      <text:p text:style-name="P53">Configurar reintentos es una estrategia útil para manejar operaciones que pueden fallar temporalmente debido a problemas de red, sobrecarga o errores transitorios. Puedes especificar cuántas veces debe intentar la operación antes de considerarla como un fallo.</text:p>
      <text:p text:style-name="P53"/>
      <text:list xml:id="list2044084033" text:style-name="L21">
        <text:list-item>
          <text:p text:style-name="P71"><text:span text:style-name="T9">Ventajas</text:span><text:span text:style-name="T13">: Ayuda a superar fall</text:span><text:span text:style-name="T14">o</text:span><text:span text:style-name="T13">s temporales y permite una recuperación suave.</text:span></text:p>
        </text:list-item>
        <text:list-item>
          <text:p text:style-name="P55"><text:span text:style-name="T1">Consideraciones</text:span>: Es importante establecer un límite en la cantidad de reintentos para evitar posibles efectos secundarios no deseados.</text:p>
        </text:list-item>
      </text:list>
      <text:p text:style-name="P53"/>
      <text:p text:style-name="P53"/>
      <text:p text:style-name="P35"><text:span text:style-name="T26">3. </text:span>Fallbacks</text:p>
      <text:p text:style-name="P35"/>
      <text:p text:style-name="P53">El mecanismo de Fallback proporciona una forma de recuperarse graciosamente en caso de fallo. Consiste en definir un comportamiento alternativo que se activa cuando un servicio principal falla.</text:p>
      <text:p text:style-name="P53"/>
      <text:p text:style-name="P53">Ejemplo: Si un servicio de pago falla, puedes proporcionar un Fallback que permita al usuario realizar la operación sin el servicio de pago, quizás con funcionalidades limitadas.</text:p>
      <text:p text:style-name="P1"/>
      <text:p text:style-name="P34"><text:soft-page-break/>Ejemplo Práctico </text:p>
      <text:p text:style-name="P51"/>
      <text:p text:style-name="P51">Implementar Circuit Brankers y Fallbacks con Hystrix.</text:p>
      <text:p text:style-name="P51"/>
      <text:p text:style-name="P34">1. Agregar Dependencia:</text:p>
      <text:p text:style-name="P34"><text:span text:style-name="T23"/></text:p>
      <text:p text:style-name="P61">&lt;dependency&gt;</text:p>
      <text:p text:style-name="P61"><text:s text:c="4"/>&lt;groupId&gt;org.springframework.cloud&lt;/groupId&gt;</text:p>
      <text:p text:style-name="P61"><text:s text:c="4"/>&lt;artifactId&gt;spring-cloud-starter-netflix-hystrix&lt;/artifactId&gt;</text:p>
      <text:p text:style-name="P61">&lt;/dependency&gt;</text:p>
      <text:p text:style-name="P61"/>
      <text:p text:style-name="P34"><text:span text:style-name="T23"/></text:p>
      <text:p text:style-name="P34">2. Habilitar Hystrix: <text:span text:style-name="T23">Anotación </text:span><text:span text:style-name="T17">@EnableHystrix</text:span><text:span text:style-name="T22"> en la clase principal.</text:span></text:p>
      <text:p text:style-name="P34"><text:span text:style-name="T22"/></text:p>
      <text:p text:style-name="P61">@SpringBootApplication</text:p>
      <text:p text:style-name="P61">@EnableHystrix</text:p>
      <text:p text:style-name="P61">public class MyMicroserviceApplication {</text:p>
      <text:p text:style-name="P61"/>
      <text:p text:style-name="P61"><text:s text:c="4"/>public static void main(String[] args) {</text:p>
      <text:p text:style-name="P61"><text:s text:c="8"/>SpringApplication.run(MyMicroserviceApplication.class, args);</text:p>
      <text:p text:style-name="P61"><text:s text:c="4"/>}</text:p>
      <text:p text:style-name="P61"/>
      <text:p text:style-name="P61">}</text:p>
      <text:p text:style-name="P61"/>
      <text:p text:style-name="P34"><text:span text:style-name="T22"/></text:p>
      <text:p text:style-name="P34"><text:span text:style-name="T21">3. Implementar método Hystrix:</text:span></text:p>
      <text:p text:style-name="P34"><text:span text:style-name="T21"/></text:p>
      <text:p text:style-name="P61">@Service</text:p>
      <text:p text:style-name="P61">public class MyService {</text:p>
      <text:p text:style-name="P61"/>
      <text:p text:style-name="P61"><text:s text:c="4"/>@HystrixCommand(fallbackMethod = "fallbackMethod")</text:p>
      <text:p text:style-name="P61"><text:s text:c="4"/>public String performService() {</text:p>
      <text:p text:style-name="P61"><text:s text:c="8"/>// Lógica de tu servicio</text:p>
      <text:p text:style-name="P61"><text:s text:c="4"/>}</text:p>
      <text:p text:style-name="P61"/>
      <text:p text:style-name="P61"><text:s text:c="4"/>public String fallbackMethod() {</text:p>
      <text:p text:style-name="P61"><text:s text:c="8"/>return "Fallback response"; // Respuesta de fallback</text:p>
      <text:p text:style-name="P61"><text:s text:c="4"/>}</text:p>
      <text:p text:style-name="P61">}</text:p>
      <text:h text:style-name="P10" text:outline-level="2"><text:bookmark-start text:name="__RefHeading___Toc137_3128843355"/><text:s text:c="2"/>Módulo 5: Seguridad y Gestión<text:bookmark-end text:name="__RefHeading___Toc137_3128843355"/></text:h>
      <text:p text:style-name="P1"/>
      <text:p text:style-name="P1"/>
      <text:h text:style-name="P12" text:outline-level="3"><text:bookmark-start text:name="__RefHeading___Toc139_3128843355"/>5.1: Seguridad en Microservicios<text:bookmark-end text:name="__RefHeading___Toc139_3128843355"/></text:h>
      <text:p text:style-name="P1"/>
      <text:p text:style-name="P1"/>
      <text:p text:style-name="P1"/>
      <text:h text:style-name="P13" text:outline-level="3"/>
      <text:h text:style-name="P16" text:outline-level="3"><text:bookmark-start text:name="__RefHeading___Toc141_3128843355"/>5.2: Monitorización y Gestión de Microservicios<text:bookmark-end text:name="__RefHeading___Toc141_3128843355"/></text:h>
      <text:p text:style-name="P1"/>
      <text:p text:style-name="P1"/>
      <text:p text:style-name="P1"/>
      <text:p text:style-name="P1"/>
      <text:p text:style-name="P1"/>
      <text:p text:style-name="P1"/>
      <text:h text:style-name="P9" text:outline-level="2"/>
      <text:h text:style-name="P10" text:outline-level="2"><text:bookmark-start text:name="__RefHeading___Toc143_3128843355"/><text:s text:c="2"/>Módulo 6: Despliegue y Orquestación<text:bookmark-end text:name="__RefHeading___Toc143_3128843355"/></text:h>
      <text:p text:style-name="P1"/>
      <text:p text:style-name="P1"/>
      <text:h text:style-name="P12" text:outline-level="3"><text:bookmark-start text:name="__RefHeading___Toc145_3128843355"/>6.1: Despliegue de Microservicios<text:bookmark-end text:name="__RefHeading___Toc145_3128843355"/></text:h>
      <text:p text:style-name="P1"/>
      <text:p text:style-name="P1"/>
      <text:p text:style-name="P1"/>
      <text:h text:style-name="P13" text:outline-level="3"/>
      <text:h text:style-name="P16" text:outline-level="3"><text:bookmark-start text:name="__RefHeading___Toc147_3128843355"/>6.2: Orquestación de Microservicios<text:bookmark-end text:name="__RefHeading___Toc147_3128843355"/></text:h>
      <text:p text:style-name="P1"/>
      <text:p text:style-name="P1"/>
      <text:p text:style-name="P1"/>
      <text:p text:style-name="P1"/>
      <text:p text:style-name="P1"/>
      <text:p text:style-name="P1"/>
      <text:p text:style-name="P1"/>
      <text:h text:style-name="P9" text:outline-level="2"/>
      <text:h text:style-name="P10" text:outline-level="2"><text:bookmark-start text:name="__RefHeading___Toc149_3128843355"/><text:s text:c="2"/>Módulo 7: Pruebas y TDD en Microservicios<text:bookmark-end text:name="__RefHeading___Toc149_3128843355"/></text:h>
      <text:p text:style-name="P1"/>
      <text:p text:style-name="P1"/>
      <text:h text:style-name="P12" text:outline-level="3"><text:bookmark-start text:name="__RefHeading___Toc151_3128843355"/>7.1: Estrategias de Pruebas en Microservicios<text:bookmark-end text:name="__RefHeading___Toc151_3128843355"/></text:h>
      <text:p text:style-name="P1"/>
      <text:p text:style-name="P1"/>
      <text:p text:style-name="P1"/>
      <text:h text:style-name="P13" text:outline-level="3"/>
      <text:h text:style-name="P16" text:outline-level="3"><text:bookmark-start text:name="__RefHeading___Toc153_3128843355"/>7.2: Desarrollo Guiado por Pruebas (TDD)<text:bookmark-end text:name="__RefHeading___Toc153_3128843355"/></text:h>
      <text:p text:style-name="P1"/>
      <text:p text:style-name="P1"/>
      <text:p text:style-name="P1"/>
      <text:p text:style-name="P1"/>
      <text:p text:style-name="P1"/>
      <text:p text:style-name="P1"/>
      <text:p text:style-name="P1"/>
      <text:h text:style-name="P9" text:outline-level="2"/>
      <text:h text:style-name="P10" text:outline-level="2"><text:bookmark-start text:name="__RefHeading___Toc155_3128843355"/><text:s text:c="2"/>Módulo 8: Caso Práctico<text:bookmark-end text:name="__RefHeading___Toc155_3128843355"/></text:h>
      <text:p text:style-name="P1"/>
      <text:p text:style-name="P1"/>
      <text:h text:style-name="P12" text:outline-level="3"><text:bookmark-start text:name="__RefHeading___Toc157_3128843355"/>8.1: Desarrollo de una Aplicación Completa<text:bookmark-end text:name="__RefHeading___Toc157_3128843355"/></text:h>
      <text:p text:style-name="P1"/>
      <text:p text:style-name="P1"/>
      <text:p text:style-name="P1"/>
      <text:p text:style-name="P1"/>
      <text:p text:style-name="P1"/>
      <text:p text:style-name="P1"/>
      <text:p text:style-name="P1"/>
      <text:h text:style-name="P9" text:outline-level="2"/>
      <text:h text:style-name="P10" text:outline-level="2"><text:bookmark-start text:name="__RefHeading___Toc159_3128843355"/><text:s text:c="2"/>Módulo 9: Consideraciones Finales y Recursos Adicionales<text:bookmark-end text:name="__RefHeading___Toc159_3128843355"/></text:h>
      <text:p text:style-name="P1"/>
      <text:p text:style-name="P1"/>
      <text:h text:style-name="P12" text:outline-level="3"><text:bookmark-start text:name="__RefHeading___Toc161_3128843355"/>9.1: Mejores Prácticas y Recomendaciones Finales<text:bookmark-end text:name="__RefHeading___Toc161_3128843355"/></text:h>
      <text:p text:style-name="P1"/>
      <text:p text:style-name="P1"/>
      <text:p text:style-name="P1"/>
      <text:h text:style-name="P13" text:outline-level="3"/>
      <text:h text:style-name="P16" text:outline-level="3"><text:bookmark-start text:name="__RefHeading___Toc163_3128843355"/>9.2: Recursos Adicionales<text:bookmark-end text:name="__RefHeading___Toc163_3128843355"/></text:h>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to" svg:font-family="Lato" style:font-pitch="variable"/>
    <style:font-face style:name="Lato Light" svg:font-family="'Lato Light'" style:font-pitch="variable"/>
    <style:font-face style:name="Lato Light1" svg:font-family="'Lato Light'" style:font-adornments="Light" style:font-pitch="variable"/>
    <style:font-face style:name="Lato Medium" svg:font-family="'Lato Medium'"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cm" fo:margin-bottom="1.7cm" fo:margin-left="1.7cm" fo:margin-right="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04T16:55:07.876672722</meta:creation-date>
    <dc:date>2023-10-06T13:02:13.703303861</dc:date>
    <meta:editing-duration>PT36M</meta:editing-duration>
    <meta:editing-cycles>5</meta:editing-cycles>
    <meta:generator>LibreOffice/6.4.7.2$Linux_X86_64 LibreOffice_project/40$Build-2</meta:generator>
    <meta:document-statistic meta:table-count="0" meta:image-count="0" meta:object-count="0" meta:page-count="25" meta:paragraph-count="386" meta:word-count="3839" meta:character-count="28450" meta:non-whitespace-character-count="24681"/>
  </office:meta>
</office:document-meta>
</file>